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officeooo:paragraph-rsid="00143822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officeooo:paragraph-rsid="0015ed63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43822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5ed63"/>
    </style:style>
    <style:style style:name="P8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9pt"/>
    </style:style>
    <style:style style:name="T1" style:family="text">
      <style:text-properties fo:background-color="#efefef" loext:char-shading-value="0"/>
    </style:style>
    <style:style style:name="T2" style:family="text">
      <style:text-properties fo:color="#0000ff" fo:font-weight="bold" fo:background-color="#efefef" loext:char-shading-value="0"/>
    </style:style>
    <style:style style:name="T3" style:family="text">
      <style:text-properties fo:color="#0000ff" style:font-name="DejaVu Sans Mono" fo:font-size="9pt" fo:font-weight="bold" fo:background-color="#efefef" loext:char-shading-value="0"/>
    </style:style>
    <style:style style:name="T4" style:family="text">
      <style:text-properties fo:color="#000080" fo:font-weight="bold" fo:background-color="#efefef" loext:char-shading-value="0"/>
    </style:style>
    <style:style style:name="T5" style:family="text">
      <style:text-properties fo:color="#000080" style:font-name="DejaVu Sans Mono" fo:font-size="9pt" fo:font-weight="bold" fo:background-color="#efefef" loext:char-shading-value="0"/>
    </style:style>
    <style:style style:name="T6" style:family="text">
      <style:text-properties fo:color="#008000" fo:font-weight="bold" fo:background-color="#efefef" loext:char-shading-value="0"/>
    </style:style>
    <style:style style:name="T7" style:family="text">
      <style:text-properties fo:color="#008000" style:font-name="DejaVu Sans Mono" fo:font-size="9pt" fo:font-weight="bold" fo:background-color="#efefef" loext:char-shading-value="0"/>
    </style:style>
    <style:style style:name="T8" style:family="text">
      <style:text-properties fo:color="#008000" fo:background-color="#efefef" loext:char-shading-value="0"/>
    </style:style>
    <style:style style:name="T9" style:family="text">
      <style:text-properties style:font-name="DejaVu Sans Mono" fo:font-size="9pt"/>
    </style:style>
    <style:style style:name="T10" style:family="text">
      <style:text-properties style:font-name="DejaVu Sans Mono" fo:font-size="9pt" fo:background-color="#efefef" loext:char-shading-value="0"/>
    </style:style>
    <style:style style:name="T11" style:family="text">
      <style:text-properties style:font-name="DejaVu Sans Mono" fo:font-size="9pt" fo:font-style="italic"/>
    </style:style>
    <style:style style:name="T12" style:family="text">
      <style:text-properties fo:color="#808080"/>
    </style:style>
    <style:style style:name="T13" style:family="text">
      <style:text-properties fo:color="#808080" style:font-name="DejaVu Sans Mono" fo:font-size="9pt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&lt;!DOCTYPE </text:span><text:span text:style-name="T2">html</text:span><text:span text:style-name="T1">&gt;</text:span></text:p>
      <text:p text:style-name="P4"><text:span text:style-name="T1">&lt;</text:span><text:span text:style-name="T4">html </text:span><text:span text:style-name="T2">lang</text:span><text:span text:style-name="T6">="en"</text:span><text:span text:style-name="T1">&gt;</text:span></text:p>
      <text:p text:style-name="P4"><text:span text:style-name="T1">&lt;</text:span><text:span text:style-name="T4">head</text:span><text:span text:style-name="T1">&gt;</text:span></text:p>
      <text:p text:style-name="P5"><text:s text:c="3"/><text:span text:style-name="T10">&lt;</text:span><text:span text:style-name="T5">meta </text:span><text:span text:style-name="T3">charset</text:span><text:span text:style-name="T7">="UTF-8"</text:span><text:span text:style-name="T10">&gt;</text:span></text:p>
      <text:p text:style-name="P5"><text:s text:c="3"/><text:span text:style-name="T10">&lt;</text:span><text:span text:style-name="T5">meta </text:span><text:span text:style-name="T3">name</text:span><text:span text:style-name="T7">="viewport" </text:span><text:span text:style-name="T3">content</text:span><text:span text:style-name="T7">="width=device-width, initial-scale=1.0, viewport-fit=cover"</text:span><text:span text:style-name="T10">&gt;</text:span></text:p>
      <text:p text:style-name="P5"><text:s text:c="3"/><text:span text:style-name="T10">&lt;</text:span><text:span text:style-name="T5">meta </text:span><text:span text:style-name="T3">http-equiv</text:span><text:span text:style-name="T7">="X-UA-Compatible" </text:span><text:span text:style-name="T3">content</text:span><text:span text:style-name="T7">="ie=edge"</text:span><text:span text:style-name="T10">&gt;</text:span></text:p>
      <text:p text:style-name="P5"><text:s text:c="3"/><text:span text:style-name="T10">&lt;</text:span><text:span text:style-name="T5">title</text:span><text:span text:style-name="T10">&gt;</text:span><text:span text:style-name="T9">Carlos-Cardano</text:span><text:span text:style-name="T10">&lt;/</text:span><text:span text:style-name="T5">title</text:span><text:span text:style-name="T10">&gt;</text:span></text:p>
      <text:p text:style-name="P5"><text:s text:c="3"/><text:span text:style-name="T10">&lt;</text:span><text:span text:style-name="T5">link </text:span><text:span text:style-name="T3">rel</text:span><text:span text:style-name="T7">="shortcut icon" </text:span><text:span text:style-name="T3">href</text:span><text:span text:style-name="T7">="img/01-.png"</text:span><text:span text:style-name="T10">&gt;</text:span></text:p>
      <text:p text:style-name="P5"><text:s text:c="3"/><text:span text:style-name="T13">&lt;!-- Bootstrap CSS https://getbootstrap.com/docs/4.3/getting-started/introduction/ --&gt;</text:span></text:p>
      <text:p text:style-name="P5"><text:span text:style-name="T12"><text:s text:c="3"/></text:span><text:span text:style-name="T10">&lt;</text:span><text:span text:style-name="T5">link </text:span><text:span text:style-name="T3">rel</text:span><text:span text:style-name="T7">="stylesheet" </text:span><text:span text:style-name="T3">href</text:span><text:span text:style-name="T7">="https://stackpath.bootstrapcdn.com/bootstrap/4.3.1/css/bootstrap.min.css"</text:span></text:p>
      <text:p text:style-name="P5"><text:span text:style-name="T8"><text:s text:c="8"/></text:span><text:span text:style-name="T3">integrity</text:span><text:span text:style-name="T7">="sha384-ggOyR0iXCbMQv3Xipma34MD+dH/1fQ784/j6cY/iJTQUOhcWr7x9JvoRxT2MZw1T"</text:span></text:p>
      <text:p text:style-name="P5"><text:span text:style-name="T8"><text:s text:c="8"/></text:span><text:span text:style-name="T3">crossorigin</text:span><text:span text:style-name="T7">="anonymous"</text:span><text:span text:style-name="T10">&gt;</text:span></text:p>
      <text:p text:style-name="P5"><text:s text:c="3"/><text:span text:style-name="T13">&lt;!-- Style.css --&gt;</text:span></text:p>
      <text:p text:style-name="P5"><text:span text:style-name="T12"><text:s text:c="3"/></text:span><text:span text:style-name="T10">&lt;</text:span><text:span text:style-name="T5">link </text:span><text:span text:style-name="T3">rel</text:span><text:span text:style-name="T7">="stylesheet" </text:span><text:span text:style-name="T3">href</text:span><text:span text:style-name="T7">="css/style.css"</text:span><text:span text:style-name="T10">&gt;</text:span></text:p>
      <text:p text:style-name="P5"><text:s text:c="3"/><text:span text:style-name="T13">&lt;!-- Plugins.css --&gt;</text:span></text:p>
      <text:p text:style-name="P5"><text:span text:style-name="T12"><text:s text:c="3"/></text:span><text:span text:style-name="T10">&lt;</text:span><text:span text:style-name="T5">link </text:span><text:span text:style-name="T3">rel</text:span><text:span text:style-name="T7">="stylesheet" </text:span><text:span text:style-name="T3">href</text:span><text:span text:style-name="T7">="css/plugins.css"</text:span><text:span text:style-name="T10">&gt;</text:span></text:p>
      <text:p text:style-name="P5"><text:s text:c="3"/><text:span text:style-name="T13">&lt;!-- Google Fonts https://fonts.google.com/ --&gt;</text:span></text:p>
      <text:p text:style-name="P5"><text:span text:style-name="T12"><text:s text:c="3"/></text:span><text:span text:style-name="T10">&lt;</text:span><text:span text:style-name="T5">link </text:span><text:span text:style-name="T3">href</text:span><text:span text:style-name="T7">="https://fonts.googleapis.com/css?family=Lato:300,400,700&amp;display=swap" </text:span><text:span text:style-name="T3">rel</text:span><text:span text:style-name="T7">="stylesheet"</text:span><text:span text:style-name="T10">&gt;</text:span></text:p>
      <text:p text:style-name="P5"><text:s text:c="3"/><text:span text:style-name="T13">&lt;!-- Animate.css https://cdnjs.com/libraries/animate.css/</text:span></text:p>
      <text:p text:style-name="P1"><text:s text:c="6"/><text:span text:style-name="T11">https://daneden.github.io/animate.css/ --&gt;</text:span></text:p>
      <text:p text:style-name="P5"><text:span text:style-name="T12"><text:s text:c="6"/></text:span><text:span text:style-name="T10">&lt;</text:span><text:span text:style-name="T5">link </text:span><text:span text:style-name="T3">rel</text:span><text:span text:style-name="T7">="stylesheet" </text:span><text:span text:style-name="T3">href</text:span><text:span text:style-name="T7">="https://cdnjs.cloudflare.com/ajax/libs/animate.css/3.7.2/animate.min.css"</text:span><text:span text:style-name="T10">&gt;</text:span></text:p>
      <text:p text:style-name="P5"><text:s text:c="3"/><text:span text:style-name="T13">&lt;!-- Lightbox Image Gallery https://cdnjs.com/libraries/lightbox2 <text:s/>https://lokeshdhakar.com/projects/lightbox2/ --&gt;</text:span></text:p>
      <text:p text:style-name="P5"><text:span text:style-name="T12"><text:s text:c="3"/></text:span><text:span text:style-name="T10">&lt;</text:span><text:span text:style-name="T5">link </text:span><text:span text:style-name="T3">rel</text:span><text:span text:style-name="T7">="stylesheet" </text:span><text:span text:style-name="T3">href</text:span><text:span text:style-name="T7">="https://cdnjs.cloudflare.com/ajax/libs/lightbox2/2.11.1/css/lightbox.min.css"</text:span><text:span text:style-name="T10">&gt;</text:span></text:p>
      <text:p text:style-name="P5"><text:s text:c="3"/><text:span text:style-name="T13">&lt;!-- Owl Carousel https://cdnjs.com/libraries/OwlCarousel2</text:span></text:p>
      <text:p text:style-name="P1"><text:s text:c="6"/><text:span text:style-name="T11">http://owlcarousel2.github.io/OwlCarousel2/ --&gt;</text:span></text:p>
      <text:p text:style-name="P5"><text:span text:style-name="T12"><text:s text:c="6"/></text:span><text:span text:style-name="T10">&lt;</text:span><text:span text:style-name="T5">link </text:span><text:span text:style-name="T3">rel</text:span><text:span text:style-name="T7">="stylesheet" </text:span><text:span text:style-name="T3">href</text:span><text:span text:style-name="T7">="https://cdnjs.cloudflare.com/ajax/libs/OwlCarousel2/2.3.4/assets/owl.carousel.min.css"</text:span><text:span text:style-name="T10">&gt;</text:span></text:p>
      <text:p text:style-name="P5"><text:s text:c="6"/><text:span text:style-name="T10">&lt;</text:span><text:span text:style-name="T5">link </text:span><text:span text:style-name="T3">rel</text:span><text:span text:style-name="T7">="stylesheet" </text:span><text:span text:style-name="T3">href</text:span><text:span text:style-name="T7">="https://cdnjs.cloudflare.com/ajax/libs/OwlCarousel2/2.3.4/assets/owl.theme.default.min.css"</text:span><text:span text:style-name="T10">&gt;</text:span></text:p>
      <text:p text:style-name="P5"><text:s text:c="3"/><text:span text:style-name="T13">&lt;!-- jQuery https://code.jquery.com/ --&gt;</text:span></text:p>
      <text:p text:style-name="P5"><text:span text:style-name="T12"><text:s text:c="3"/></text:span><text:span text:style-name="T10">&lt;</text:span><text:span text:style-name="T5">script </text:span><text:span text:style-name="T3">src</text:span><text:span text:style-name="T7">="https://code.jquery.com/jquery-3.4.1.min.js"</text:span></text:p>
      <text:p text:style-name="P5"><text:span text:style-name="T8"><text:s text:c="2"/></text:span><text:span text:style-name="T3">integrity</text:span><text:span text:style-name="T7">="sha256-CSXorXvZcTkaix6Yvo6HppcZGetbYMGWSFlBw8HfCJo="</text:span></text:p>
      <text:p text:style-name="P5"><text:span text:style-name="T8"><text:s text:c="2"/></text:span><text:span text:style-name="T3">crossorigin</text:span><text:span text:style-name="T7">="anonymous"</text:span><text:span text:style-name="T10">&gt;&lt;/</text:span><text:span text:style-name="T5">script</text:span><text:span text:style-name="T10">&gt;</text:span></text:p>
      <text:p text:style-name="P5"><text:s text:c="3"/><text:span text:style-name="T13">&lt;!-- Bootstrap JS https://getbootstrap.com/docs/4.3/getting-started/introduction/ --&gt;</text:span></text:p>
      <text:p text:style-name="P5"><text:span text:style-name="T12"><text:s text:c="3"/></text:span><text:span text:style-name="T10">&lt;</text:span><text:span text:style-name="T5">script </text:span><text:span text:style-name="T3">src</text:span><text:span text:style-name="T7">="https://cdnjs.cloudflare.com/ajax/libs/popper.js/1.14.7/umd/popper.min.js" </text:span><text:span text:style-name="T3">integrity</text:span><text:span text:style-name="T7">="sha384-UO2eT0CpHqdSJQ6hJty5KVphtPhzWj9WO1clHTMGa3JDZwrnQq4sF86dIHNDz0W1" </text:span><text:span text:style-name="T3">crossorigin</text:span><text:span text:style-name="T7">="anonymous"</text:span><text:span text:style-name="T10">&gt;&lt;/</text:span><text:span text:style-name="T5">script</text:span><text:span text:style-name="T10">&gt;</text:span></text:p>
      <text:p text:style-name="P5"><text:s text:c="3"/><text:span text:style-name="T10">&lt;</text:span><text:span text:style-name="T5">script </text:span><text:span text:style-name="T3">src</text:span><text:span text:style-name="T7">="https://stackpath.bootstrapcdn.com/bootstrap/4.3.1/js/bootstrap.min.js" </text:span><text:span text:style-name="T3">integrity</text:span><text:span text:style-name="T7">="sha384-JjSmVgyd0p3pXB1rRibZUAYoIIy6OrQ6VrjIEaFf/nJGzIxFDsf4x0xIM+B07jRM" </text:span><text:span text:style-name="T3">crossorigin</text:span><text:span text:style-name="T7">="anonymous"</text:span><text:span text:style-name="T10">&gt;&lt;/</text:span><text:span text:style-name="T5">script</text:span><text:span text:style-name="T10">&gt;</text:span></text:p>
      <text:p text:style-name="P4"><text:span text:style-name="T1">&lt;/</text:span><text:span text:style-name="T4">head</text:span><text:span text:style-name="T1">&gt;</text:span></text:p>
      <text:p text:style-name="P4"><text:span text:style-name="T1">&lt;</text:span><text:span text:style-name="T4">body </text:span><text:span text:style-name="T2">data-spy</text:span><text:span text:style-name="T6">="scroll" </text:span><text:span text:style-name="T2">data-target</text:span><text:span text:style-name="T6">="#navbarResponsive"</text:span><text:span text:style-name="T1">&gt;</text:span></text:p>
      <text:p text:style-name="P6"><text:s text:c="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oft-page-break/><text:span text:style-name="T13"/></text:p>
      <text:p text:style-name="P6"><text:span text:style-name="T13"/></text:p>
      <text:p text:style-name="P6"><text:span text:style-name="T13"/></text:p>
      <text:p text:style-name="P6"><text:span text:style-name="T13">&lt;!-- Start Home Section --&gt;</text:span></text:p>
      <text:p text:style-name="P5"><text:span text:style-name="T12"><text:s text:c="3"/></text:span><text:span text:style-name="T10">&lt;</text:span><text:span text:style-name="T5">div </text:span><text:span text:style-name="T3">id</text:span><text:span text:style-name="T7">="home"</text:span><text:span text:style-name="T10">&gt;</text:span></text:p>
      <text:p text:style-name="P5"><text:s text:c="6"/><text:span text:style-name="T13">&lt;!-- Navigation --&gt;</text:span></text:p>
      <text:p text:style-name="P5"><text:span text:style-name="T12"><text:s text:c="6"/></text:span><text:span text:style-name="T10">&lt;</text:span><text:span text:style-name="T5">nav </text:span><text:span text:style-name="T3">class</text:span><text:span text:style-name="T7">="navbar navbar-expand-lg fixed-top"</text:span><text:span text:style-name="T10">&gt;</text:span></text:p>
      <text:p text:style-name="P5"><text:s text:c="9"/><text:span text:style-name="T10">&lt;</text:span><text:span text:style-name="T5">div </text:span><text:span text:style-name="T3">class</text:span><text:span text:style-name="T7">="container-fluid"</text:span><text:span text:style-name="T10">&gt;</text:span></text:p>
      <text:p text:style-name="P5"><text:s text:c="12"/><text:span text:style-name="T10">&lt;</text:span><text:span text:style-name="T5">a </text:span><text:span text:style-name="T3">href</text:span><text:span text:style-name="T7">="#home" </text:span><text:span text:style-name="T3">class</text:span><text:span text:style-name="T7">="navbar-brand"</text:span><text:span text:style-name="T10">&gt;&lt;</text:span><text:span text:style-name="T5">img </text:span><text:span text:style-name="T3">src</text:span><text:span text:style-name="T7">="img/01-.png" </text:span><text:span text:style-name="T3">alt</text:span><text:span text:style-name="T7">=""</text:span><text:span text:style-name="T10">&gt;&lt;/</text:span><text:span text:style-name="T5">a</text:span><text:span text:style-name="T10">&gt;</text:span></text:p>
      <text:p text:style-name="P5"><text:s text:c="12"/><text:span text:style-name="T10">&lt;</text:span><text:span text:style-name="T5">button </text:span><text:span text:style-name="T3">class</text:span><text:span text:style-name="T7">="navbar-toggler" </text:span><text:span text:style-name="T3">type</text:span><text:span text:style-name="T7">="button" </text:span><text:span text:style-name="T3">data-toggle</text:span><text:span text:style-name="T7">="collapse" </text:span><text:span text:style-name="T3">data-target</text:span><text:span text:style-name="T7">="#navbarResponsive"</text:span><text:span text:style-name="T10">&gt;</text:span></text:p>
      <text:p text:style-name="P5"><text:s text:c="15"/><text:span text:style-name="T10">&lt;</text:span><text:span text:style-name="T5">span </text:span><text:span text:style-name="T3">class</text:span><text:span text:style-name="T7">="custom-toggler-icon"</text:span><text:span text:style-name="T10">&gt;&lt;</text:span><text:span text:style-name="T5">i </text:span><text:span text:style-name="T3">class</text:span><text:span text:style-name="T7">="fas fa-bars"</text:span><text:span text:style-name="T10">&gt;&lt;/</text:span><text:span text:style-name="T5">i</text:span><text:span text:style-name="T10">&gt;&lt;/</text:span><text:span text:style-name="T5">span</text:span><text:span text:style-name="T10">&gt;</text:span></text:p>
      <text:p text:style-name="P5"><text:s text:c="12"/><text:span text:style-name="T10">&lt;/</text:span><text:span text:style-name="T5">button</text:span><text:span text:style-name="T10">&gt;</text:span></text:p>
      <text:p text:style-name="P5"><text:s text:c="12"/><text:span text:style-name="T10">&lt;</text:span><text:span text:style-name="T5">div </text:span><text:span text:style-name="T3">class</text:span><text:span text:style-name="T7">="collapse navbar-collapse" </text:span><text:span text:style-name="T3">id</text:span><text:span text:style-name="T7">="navbarResponsive"</text:span><text:span text:style-name="T10">&gt;</text:span></text:p>
      <text:p text:style-name="P5"><text:s text:c="15"/><text:span text:style-name="T10">&lt;</text:span><text:span text:style-name="T5">ul </text:span><text:span text:style-name="T3">class</text:span><text:span text:style-name="T7">="navbar-nav ml-auto"</text:span><text:span text:style-name="T10">&gt;</text:span></text:p>
      <text:p text:style-name="P5"><text:s text:c="18"/><text:span text:style-name="T10">&lt;</text:span><text:span text:style-name="T5">li </text:span><text:span text:style-name="T3">class</text:span><text:span text:style-name="T7">="nav-item"</text:span><text:span text:style-name="T10">&gt;</text:span></text:p>
      <text:p text:style-name="P5"><text:s text:c="21"/><text:span text:style-name="T10">&lt;</text:span><text:span text:style-name="T5">a </text:span><text:span text:style-name="T3">href</text:span><text:span text:style-name="T7">="#home" </text:span><text:span text:style-name="T3">class</text:span><text:span text:style-name="T7">="nav-link"</text:span><text:span text:style-name="T10">&gt;</text:span><text:span text:style-name="T9">Home</text:span><text:span text:style-name="T10">&lt;/</text:span><text:span text:style-name="T5">a</text:span><text:span text:style-name="T10">&gt;</text:span></text:p>
      <text:p text:style-name="P5"><text:s text:c="18"/><text:span text:style-name="T10">&lt;/</text:span><text:span text:style-name="T5">li</text:span><text:span text:style-name="T10">&gt;</text:span></text:p>
      <text:p text:style-name="P5"><text:s text:c="18"/><text:span text:style-name="T10">&lt;</text:span><text:span text:style-name="T5">li </text:span><text:span text:style-name="T3">class</text:span><text:span text:style-name="T7">="nav-item"</text:span><text:span text:style-name="T10">&gt;</text:span></text:p>
      <text:p text:style-name="P5"><text:s text:c="21"/><text:span text:style-name="T10">&lt;</text:span><text:span text:style-name="T5">a </text:span><text:span text:style-name="T3">href</text:span><text:span text:style-name="T7">="#maletin" </text:span><text:span text:style-name="T3">class</text:span><text:span text:style-name="T7">="nav-link"</text:span><text:span text:style-name="T10">&gt;</text:span><text:span text:style-name="T9">Maletin</text:span><text:span text:style-name="T10">&lt;/</text:span><text:span text:style-name="T5">a</text:span><text:span text:style-name="T10">&gt;</text:span></text:p>
      <text:p text:style-name="P5"><text:s text:c="18"/><text:span text:style-name="T10">&lt;/</text:span><text:span text:style-name="T5">li</text:span><text:span text:style-name="T10">&gt;</text:span></text:p>
      <text:p text:style-name="P5"><text:s text:c="18"/><text:span text:style-name="T10">&lt;</text:span><text:span text:style-name="T5">li </text:span><text:span text:style-name="T3">class</text:span><text:span text:style-name="T7">="nav-item"</text:span><text:span text:style-name="T10">&gt;</text:span></text:p>
      <text:p text:style-name="P5"><text:s text:c="21"/><text:span text:style-name="T10">&lt;</text:span><text:span text:style-name="T5">a </text:span><text:span text:style-name="T3">href</text:span><text:span text:style-name="T7">="#equipo" </text:span><text:span text:style-name="T3">class</text:span><text:span text:style-name="T7">="nav-link"</text:span><text:span text:style-name="T10">&gt;</text:span><text:span text:style-name="T9">Equipo</text:span><text:span text:style-name="T10">&lt;/</text:span><text:span text:style-name="T5">a</text:span><text:span text:style-name="T10">&gt;</text:span></text:p>
      <text:p text:style-name="P5"><text:s text:c="18"/><text:span text:style-name="T10">&lt;/</text:span><text:span text:style-name="T5">li</text:span><text:span text:style-name="T10">&gt;</text:span></text:p>
      <text:p text:style-name="P5"><text:s text:c="18"/><text:span text:style-name="T10">&lt;</text:span><text:span text:style-name="T5">li </text:span><text:span text:style-name="T3">class</text:span><text:span text:style-name="T7">="nav-item"</text:span><text:span text:style-name="T10">&gt;</text:span></text:p>
      <text:p text:style-name="P5"><text:s text:c="21"/><text:span text:style-name="T10">&lt;</text:span><text:span text:style-name="T5">a </text:span><text:span text:style-name="T3">href</text:span><text:span text:style-name="T7">="#blog" </text:span><text:span text:style-name="T3">class</text:span><text:span text:style-name="T7">="nav-link"</text:span><text:span text:style-name="T10">&gt;</text:span><text:span text:style-name="T9">Blog</text:span><text:span text:style-name="T10">&lt;/</text:span><text:span text:style-name="T5">a</text:span><text:span text:style-name="T10">&gt;</text:span></text:p>
      <text:p text:style-name="P5"><text:s text:c="18"/><text:span text:style-name="T10">&lt;/</text:span><text:span text:style-name="T5">li</text:span><text:span text:style-name="T10">&gt;</text:span></text:p>
      <text:p text:style-name="P5"><text:s text:c="18"/><text:span text:style-name="T10">&lt;</text:span><text:span text:style-name="T5">li </text:span><text:span text:style-name="T3">class</text:span><text:span text:style-name="T7">="nav-item"</text:span><text:span text:style-name="T10">&gt;</text:span></text:p>
      <text:p text:style-name="P5"><text:s text:c="21"/><text:span text:style-name="T10">&lt;</text:span><text:span text:style-name="T5">a </text:span><text:span text:style-name="T3">href</text:span><text:span text:style-name="T7">="#contact" </text:span><text:span text:style-name="T3">class</text:span><text:span text:style-name="T7">="nav-link"</text:span><text:span text:style-name="T10">&gt;</text:span><text:span text:style-name="T9">Contacto</text:span><text:span text:style-name="T10">&lt;/</text:span><text:span text:style-name="T5">a</text:span><text:span text:style-name="T10">&gt;</text:span></text:p>
      <text:p text:style-name="P5"><text:s text:c="18"/><text:span text:style-name="T10">&lt;/</text:span><text:span text:style-name="T5">li</text:span><text:span text:style-name="T10">&gt;</text:span></text:p>
      <text:p text:style-name="P5"><text:s text:c="15"/><text:span text:style-name="T10">&lt;/</text:span><text:span text:style-name="T5">ul</text:span><text:span text:style-name="T10">&gt;</text:span></text:p>
      <text:p text:style-name="P5"><text:s text:c="12"/><text:span text:style-name="T10">&lt;/</text:span><text:span text:style-name="T5">div</text:span><text:span text:style-name="T10">&gt;</text:span></text:p>
      <text:p text:style-name="P5"><text:s text:c="9"/><text:span text:style-name="T10">&lt;/</text:span><text:span text:style-name="T5">div</text:span><text:span text:style-name="T10">&gt;</text:span></text:p>
      <text:p text:style-name="P5"><text:s text:c="9"/><text:span text:style-name="T10">&lt;/</text:span><text:span text:style-name="T5">nav</text:span><text:span text:style-name="T10">&gt;</text:span></text:p>
      <text:p text:style-name="P5"><text:s text:c="6"/><text:span text:style-name="T13">&lt;!-- End Navigation --&gt;</text:span></text:p>
      <text:p text:style-name="P5"><text:span text:style-name="T12"><text:s text:c="3"/></text:span><text:span text:style-name="T10">&lt;/</text:span><text:span text:style-name="T5">div</text:span><text:span text:style-name="T10">&gt;</text:span></text:p>
      <text:p text:style-name="P5"><text:s text:c="3"/><text:span text:style-name="T13">&lt;!-----------Inicia Landing page Image------&gt;</text:span></text:p>
      <text:p text:style-name="P5"><text:span text:style-name="T12"><text:s text:c="3"/></text:span><text:span text:style-name="T10">&lt;</text:span><text:span text:style-name="T5">div </text:span><text:span text:style-name="T3">class</text:span><text:span text:style-name="T7">="landing"</text:span><text:span text:style-name="T10">&gt;</text:span></text:p>
      <text:p text:style-name="P5"><text:s text:c="6"/><text:span text:style-name="T10">&lt;</text:span><text:span text:style-name="T5">div </text:span><text:span text:style-name="T3">class</text:span><text:span text:style-name="T7">="home-wrap"</text:span><text:span text:style-name="T10">&gt;</text:span></text:p>
      <text:p text:style-name="P5"><text:s text:c="9"/><text:span text:style-name="T10">&lt;</text:span><text:span text:style-name="T5">div </text:span><text:span text:style-name="T3">class</text:span><text:span text:style-name="T7">="home-inner"</text:span><text:span text:style-name="T10">&gt;&lt;/</text:span><text:span text:style-name="T5">div</text:span><text:span text:style-name="T10">&gt;</text:span></text:p>
      <text:p text:style-name="P5"><text:s text:c="6"/><text:span text:style-name="T10">&lt;/</text:span><text:span text:style-name="T5">div</text:span><text:span text:style-name="T10">&gt;</text:span></text:p>
      <text:p text:style-name="P5"><text:s text:c="3"/><text:span text:style-name="T10">&lt;/</text:span><text:span text:style-name="T5">div</text:span><text:span text:style-name="T10">&gt;</text:span></text:p>
      <text:p text:style-name="P5"><text:s text:c="6"/><text:span text:style-name="T13">&lt;!-----------Termina Landing page Image------&gt;</text:span></text:p>
      <text:p text:style-name="P2"><text:s text:c="3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oft-page-break/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>&lt;!-----------Inicia Page Caption---------------------------------------&gt;</text:span></text:p>
      <text:p text:style-name="P5"><text:span text:style-name="T12"><text:s text:c="3"/></text:span><text:span text:style-name="T10">&lt;</text:span><text:span text:style-name="T5">div </text:span><text:span text:style-name="T3">class</text:span><text:span text:style-name="T7">="caption <text:s/>text-center text-light text-uppercase"</text:span><text:span text:style-name="T10">&gt;</text:span></text:p>
      <text:p text:style-name="P5"><text:s text:c="6"/><text:span text:style-name="T10">&lt;</text:span><text:span text:style-name="T5">h1 </text:span><text:span text:style-name="T3">class</text:span><text:span text:style-name="T7">="font-weight-bolt os-animation" </text:span><text:span text:style-name="T3">data-animation</text:span><text:span text:style-name="T7">="bounceInUp"</text:span></text:p>
      <text:p text:style-name="P5"><text:span text:style-name="T8"><text:s text:c="9"/></text:span><text:span text:style-name="T3">data-delay</text:span><text:span text:style-name="T7">=".6s"</text:span><text:span text:style-name="T10">&gt;</text:span><text:span text:style-name="T9">CARLOS - </text:span><text:span text:style-name="T10">&lt;</text:span><text:span text:style-name="T5">span </text:span><text:span text:style-name="T3">class</text:span><text:span text:style-name="T7">="text-nuno"</text:span><text:span text:style-name="T10">&gt;</text:span><text:span text:style-name="T9">- CARDANO</text:span><text:span text:style-name="T10">&lt;/</text:span><text:span text:style-name="T5">span</text:span><text:span text:style-name="T10">&gt;&lt;/</text:span><text:span text:style-name="T5">h1</text:span><text:span text:style-name="T10">&gt;</text:span></text:p>
      <text:p text:style-name="P5"><text:s text:c="6"/><text:span text:style-name="T10">&lt;</text:span><text:span text:style-name="T5">h2 </text:span><text:span text:style-name="T3">class</text:span><text:span text:style-name="T7">="os-animation" </text:span><text:span text:style-name="T3">data-animation</text:span><text:span text:style-name="T7">="bounceInUp" </text:span><text:span text:style-name="T3">data-delay</text:span><text:span text:style-name="T7">=".8s"</text:span><text:span text:style-name="T10">&gt;</text:span><text:span text:style-name="T9">Mejor Herramienta Financiera</text:span><text:span text:style-name="T10">&lt;/</text:span><text:span text:style-name="T5">h2</text:span><text:span text:style-name="T10">&gt;</text:span></text:p>
      <text:p text:style-name="P5"><text:s text:c="6"/><text:span text:style-name="T10">&lt;</text:span><text:span text:style-name="T5">a </text:span><text:span text:style-name="T3">href</text:span><text:span text:style-name="T7">="#contact" </text:span><text:span text:style-name="T3">class</text:span><text:span text:style-name="T7">="btn btn-outline-light btn-lg rounded-0</text:span></text:p>
      <text:p text:style-name="P5"><text:span text:style-name="T8"><text:s text:c="6"/></text:span><text:span text:style-name="T7">os-animation" </text:span><text:span text:style-name="T3">data-animation</text:span><text:span text:style-name="T7">="bounceInUp"</text:span><text:span text:style-name="T3">data-delay</text:span><text:span text:style-name="T7">="1.5s"</text:span><text:span text:style-name="T10">&gt;</text:span><text:span text:style-name="T9">Informate !!</text:span><text:span text:style-name="T10">&lt;/</text:span><text:span text:style-name="T5">a</text:span><text:span text:style-name="T10">&gt;</text:span></text:p>
      <text:p text:style-name="P5"><text:s text:c="3"/><text:span text:style-name="T10">&lt;/</text:span><text:span text:style-name="T5">div</text:span><text:span text:style-name="T10">&gt;</text:span></text:p>
      <text:p text:style-name="P5"><text:s text:c="6"/><text:span text:style-name="T13">&lt;!-----------Termina Page Caption ---------&gt;</text:span></text:p>
      <text:p text:style-name="P1"><text:s text:c="3"/><text:span text:style-name="T11">&lt;!-----Inicia Flecha roja -------------&gt;</text:span></text:p>
      <text:p text:style-name="P5"><text:span text:style-name="T12"><text:s text:c="3"/></text:span><text:span text:style-name="T10">&lt;</text:span><text:span text:style-name="T5">a </text:span><text:span text:style-name="T3">href</text:span><text:span text:style-name="T7">="#contact" </text:span><text:span text:style-name="T3">class</text:span><text:span text:style-name="T7">="down-arrow text-center"</text:span><text:span text:style-name="T10">&gt;</text:span></text:p>
      <text:p text:style-name="P5"><text:s text:c="9"/><text:span text:style-name="T10">&lt;</text:span><text:span text:style-name="T5">div </text:span><text:span text:style-name="T3">class</text:span><text:span text:style-name="T7">="arrow d-none d-md-block"</text:span><text:span text:style-name="T10">&gt;</text:span></text:p>
      <text:p text:style-name="P5"><text:s text:c="12"/><text:span text:style-name="T10">&lt;</text:span><text:span text:style-name="T5">i </text:span><text:span text:style-name="T3">class</text:span><text:span text:style-name="T7">="fas fa-angle-down"</text:span><text:span text:style-name="T10">&gt;&lt;/</text:span><text:span text:style-name="T5">i</text:span><text:span text:style-name="T10">&gt;</text:span></text:p>
      <text:p text:style-name="P5"><text:s text:c="9"/><text:span text:style-name="T10">&lt;/</text:span><text:span text:style-name="T5">div</text:span><text:span text:style-name="T10">&gt;</text:span></text:p>
      <text:p text:style-name="P5"><text:s text:c="4"/><text:span text:style-name="T10">&lt;/</text:span><text:span text:style-name="T5">a</text:span><text:span text:style-name="T10">&gt;</text:span></text:p>
      <text:p text:style-name="P5"><text:s text:c="6"/><text:span text:style-name="T13">&lt;!-----Termina Flecha roja ---------------&gt;</text:span></text:p>
      <text:p text:style-name="P1"><text:s text:c="3"/><text:span text:style-name="T11">&lt;!--------Primer mensaje o titulo primero y principal ------------------------------&gt;</text:span></text:p>
      <text:p text:style-name="P5"><text:span text:style-name="T12"><text:s text:c="3"/></text:span><text:span text:style-name="T10">&lt;</text:span><text:span text:style-name="T5">div </text:span><text:span text:style-name="T3">class</text:span><text:span text:style-name="T7">="row text-center py-4 os-animation justify-content-center" </text:span><text:span text:style-name="T3">data-animation</text:span><text:span text:style-name="T7">="fadeInUp"</text:span><text:span text:style-name="T10">&gt;</text:span></text:p>
      <text:p text:style-name="P5"><text:s text:c="6"/><text:span text:style-name="T10">&lt;</text:span><text:span text:style-name="T5">div </text:span><text:span text:style-name="T3">class</text:span><text:span text:style-name="T7">="col-11 col-md-10 col-lg-9"</text:span><text:span text:style-name="T10">&gt;</text:span></text:p>
      <text:p text:style-name="P5"><text:s text:c="9"/><text:span text:style-name="T10">&lt;</text:span><text:span text:style-name="T5">h1</text:span><text:span text:style-name="T10">&gt;</text:span><text:span text:style-name="T9">Cual es la idea principal !!</text:span><text:span text:style-name="T10">&lt;/</text:span><text:span text:style-name="T5">h1</text:span><text:span text:style-name="T10">&gt;</text:span></text:p>
      <text:p text:style-name="P5"><text:s text:c="9"/><text:span text:style-name="T10">&lt;</text:span><text:span text:style-name="T5">p </text:span><text:span text:style-name="T3">class</text:span><text:span text:style-name="T7">="lead"</text:span><text:span text:style-name="T10">&gt;</text:span><text:span text:style-name="T9">"Bitcoin es una colección de conceptos y tecnologías que forman la base de dinero digital.</text:span></text:p>
      <text:p text:style-name="P5"><text:s text:c="12"/><text:span text:style-name="T9">Las unidades de moneda llamadas Cardano se utilizan para almacenar y transmitir valor entre</text:span></text:p>
      <text:p text:style-name="P5"><text:s text:c="12"/><text:span text:style-name="T9">participantes en la red. Los usuarios de criptomonedas, o criptovalores se comunican entre sí utilizando</text:span></text:p>
      <text:p text:style-name="P5"><text:s text:c="12"/><text:span text:style-name="T9">el protocolo, cadena de bloques, <text:s/>principalmente a través de Internet, aunque existen otras redes de</text:span></text:p>
      <text:p text:style-name="P5"><text:s text:c="9"/><text:span text:style-name="T9">transporte que pueden también ser utilizadas. La pila de protocolos disponible como software de código</text:span></text:p>
      <text:p text:style-name="P5"><text:s text:c="9"/><text:span text:style-name="T9">abierto,puede ejecutarse en una amplia gama de dispositivos informáticos, incluidas computadoras portátiles</text:span></text:p>
      <text:p text:style-name="P5"><text:s text:c="9"/><text:span text:style-name="T9">y teléfonos inteligentes, siendo esta una tecnologia facilmente accesible."</text:span><text:span text:style-name="T10">&lt;</text:span><text:span text:style-name="T5">br</text:span><text:span text:style-name="T10">&gt;</text:span></text:p>
      <text:p text:style-name="P5"><text:s text:c="9"/><text:span text:style-name="T9">"Mastering Bitcoin", <text:s/>Andreas M. Antonopoulos.</text:span><text:span text:style-name="T10">&lt;/</text:span><text:span text:style-name="T5">p</text:span><text:span text:style-name="T10">&gt;</text:span></text:p>
      <text:p text:style-name="P5"><text:s text:c="9"/><text:span text:style-name="T10">&lt;</text:span><text:span text:style-name="T5">a </text:span><text:span text:style-name="T3">href</text:span><text:span text:style-name="T7">="#contact" <text:s/></text:span><text:span text:style-name="T3">class</text:span><text:span text:style-name="T7">="btn btn-secondary btn-sm"</text:span><text:span text:style-name="T10">&gt;</text:span><text:span text:style-name="T9">Totalmente Gratis !!</text:span><text:span text:style-name="T10">&lt;/</text:span><text:span text:style-name="T5">a</text:span><text:span text:style-name="T10">&gt;</text:span></text:p>
      <text:p text:style-name="P5"><text:s text:c="6"/><text:span text:style-name="T10">&lt;/</text:span><text:span text:style-name="T5">div</text:span><text:span text:style-name="T10">&gt;</text:span></text:p>
      <text:p text:style-name="P5"><text:s text:c="3"/><text:span text:style-name="T10">&lt;/</text:span><text:span text:style-name="T5">div</text:span><text:span text:style-name="T10">&gt;</text:span></text:p>
      <text:p text:style-name="P5"><text:s text:c="3"/><text:span text:style-name="T13">&lt;!--------Fin del primer mensaje --------------------&gt;</text:span></text:p>
      <text:p text:style-name="P5"><text:span text:style-name="T12"><text:s text:c="3"/></text:span><text:span text:style-name="T10">&lt;/</text:span><text:span text:style-name="T5">div</text:span><text:span text:style-name="T10">&gt;</text:span></text:p>
      <text:p text:style-name="P5"><text:s text:c="3"/><text:span text:style-name="T13">&lt;!-- End Home Section --&gt;</text:span></text:p>
      <text:p text:style-name="P1"><text:s text:c="3"/><text:span text:style-name="T11">&lt;!-- Start pagina home ------ --&gt;</text:span></text:p>
      <text:p text:style-name="P5"><text:span text:style-name="T12"><text:s text:c="3"/></text:span><text:span text:style-name="T10">&lt;</text:span><text:span text:style-name="T5">div </text:span><text:span text:style-name="T3">id</text:span><text:span text:style-name="T7">="home"</text:span><text:span text:style-name="T10">&gt;</text:span></text:p>
      <text:p text:style-name="P5"><text:s text:c="3"/><text:span text:style-name="T10">&lt;/</text:span><text:span text:style-name="T5">div</text:span><text:span text:style-name="T10">&gt;</text:span></text:p>
      <text:p text:style-name="P6"><text:s text:c="3"/></text:p>
      <text:p text:style-name="P6"><text:span text:style-name="T13">&lt;!-- End <text:s/>pagana home ------- --&gt;</text:span></text:p>
      <text:p text:style-name="P2"><text:s text:c="3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oft-page-break/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>&lt;!-- Start maletin Section --&gt;</text:span></text:p>
      <text:p text:style-name="P5"><text:span text:style-name="T12"><text:s text:c="3"/></text:span><text:span text:style-name="T10">&lt;</text:span><text:span text:style-name="T5">div </text:span><text:span text:style-name="T3">id</text:span><text:span text:style-name="T7">="maletin" </text:span><text:span text:style-name="T3">class</text:span><text:span text:style-name="T7">="offset"</text:span><text:span text:style-name="T10">&gt;</text:span></text:p>
      <text:p text:style-name="P5"><text:s text:c="6"/><text:span text:style-name="T10">&lt;</text:span><text:span text:style-name="T5">div </text:span><text:span text:style-name="T3">class</text:span><text:span text:style-name="T7">="container-fluid px-0"</text:span><text:span text:style-name="T10">&gt;</text:span></text:p>
      <text:p text:style-name="P5"><text:s text:c="9"/><text:span text:style-name="T10">&lt;</text:span><text:span text:style-name="T5">div </text:span><text:span text:style-name="T3">class</text:span><text:span text:style-name="T7">="row justify-content-center text-center py-5"</text:span><text:span text:style-name="T10">&gt;</text:span></text:p>
      <text:p text:style-name="P5"><text:s text:c="12"/><text:span text:style-name="T10">&lt;</text:span><text:span text:style-name="T5">div </text:span><text:span text:style-name="T3">class</text:span><text:span text:style-name="T7">="col-12 mt-5 os-animation" </text:span><text:span text:style-name="T3">data-animation</text:span><text:span text:style-name="T7">="fadeInUp"</text:span><text:span text:style-name="T10">&gt;</text:span></text:p>
      <text:p text:style-name="P5"><text:s text:c="15"/><text:span text:style-name="T10">&lt;</text:span><text:span text:style-name="T5">h3 </text:span><text:span text:style-name="T3">class</text:span><text:span text:style-name="T7">="heading"</text:span><text:span text:style-name="T10">&gt;</text:span><text:span text:style-name="T9">Maletin</text:span><text:span text:style-name="T10">&lt;/</text:span><text:span text:style-name="T5">h3</text:span><text:span text:style-name="T10">&gt;</text:span></text:p>
      <text:p text:style-name="P5"><text:s text:c="15"/><text:span text:style-name="T10">&lt;</text:span><text:span text:style-name="T5">div </text:span><text:span text:style-name="T3">class</text:span><text:span text:style-name="T7">="heading-underline"</text:span><text:span text:style-name="T10">&gt;&lt;/</text:span><text:span text:style-name="T5">div</text:span><text:span text:style-name="T10">&gt;</text:span></text:p>
      <text:p text:style-name="P5"><text:s text:c="12"/><text:span text:style-name="T10">&lt;/</text:span><text:span text:style-name="T5">div</text:span><text:span text:style-name="T10">&gt;</text:span></text:p>
      <text:p text:style-name="P5"><text:s text:c="12"/><text:span text:style-name="T10">&lt;</text:span><text:span text:style-name="T5">div </text:span><text:span text:style-name="T3">class</text:span><text:span text:style-name="T7">="col-sm-6 col-md-3 p-0 os-animation" </text:span><text:span text:style-name="T3">data-animation</text:span><text:span text:style-name="T7">="bounceInLeft" </text:span><text:span text:style-name="T3">data-delay</text:span><text:span text:style-name="T7">=".2s"</text:span><text:span text:style-name="T10">&gt;</text:span></text:p>
      <text:p text:style-name="P5"><text:s text:c="15"/><text:span text:style-name="T10">&lt;</text:span><text:span text:style-name="T5">div </text:span><text:span text:style-name="T3">class</text:span><text:span text:style-name="T7">="maletin-item overflow-hidden"</text:span><text:span text:style-name="T10">&gt;</text:span></text:p>
      <text:p text:style-name="P5"><text:s text:c="18"/><text:span text:style-name="T10">&lt;</text:span><text:span text:style-name="T5">a </text:span><text:span text:style-name="T3">href</text:span><text:span text:style-name="T7">="img/maletin/1.jpg" </text:span><text:span text:style-name="T3">data-lightbox</text:span><text:span text:style-name="T7">="example-set" </text:span><text:span text:style-name="T3">data-title</text:span><text:span text:style-name="T7">="DESCENTRALIZADO"</text:span><text:span text:style-name="T10">&gt;</text:span></text:p>
      <text:p text:style-name="P5"><text:s text:c="21"/><text:span text:style-name="T10">&lt;</text:span><text:span text:style-name="T5">img </text:span><text:span text:style-name="T3">src</text:span><text:span text:style-name="T7">="img/maletin/1.jpg" </text:span><text:span text:style-name="T3">alt</text:span><text:span text:style-name="T7">="" </text:span><text:span text:style-name="T3">class</text:span><text:span text:style-name="T7">="example-image w-100"</text:span><text:span text:style-name="T10">&gt;</text:span></text:p>
      <text:p text:style-name="P5"><text:s text:c="18"/><text:span text:style-name="T10">&lt;/</text:span><text:span text:style-name="T5">a</text:span><text:span text:style-name="T10">&gt;</text:span></text:p>
      <text:p text:style-name="P5"><text:s text:c="15"/><text:span text:style-name="T10">&lt;/</text:span><text:span text:style-name="T5">div</text:span><text:span text:style-name="T10">&gt;</text:span></text:p>
      <text:p text:style-name="P5"><text:s text:c="12"/><text:span text:style-name="T10">&lt;/</text:span><text:span text:style-name="T5">div</text:span><text:span text:style-name="T10">&gt;</text:span></text:p>
      <text:p text:style-name="P5"><text:s text:c="12"/><text:span text:style-name="T10">&lt;</text:span><text:span text:style-name="T5">div </text:span><text:span text:style-name="T3">class</text:span><text:span text:style-name="T7">="col-sm-6 col-md-3 p-0 os-animation" </text:span><text:span text:style-name="T3">data-animation</text:span><text:span text:style-name="T7">="bounceInLeft"</text:span><text:span text:style-name="T10">&gt;</text:span></text:p>
      <text:p text:style-name="P5"><text:s text:c="15"/><text:span text:style-name="T10">&lt;</text:span><text:span text:style-name="T5">div </text:span><text:span text:style-name="T3">class</text:span><text:span text:style-name="T7">="maletin-item overflow-hidden"</text:span><text:span text:style-name="T10">&gt;</text:span></text:p>
      <text:p text:style-name="P5"><text:s text:c="18"/><text:span text:style-name="T10">&lt;</text:span><text:span text:style-name="T5">a </text:span><text:span text:style-name="T3">href</text:span><text:span text:style-name="T7">="img/maletin/2.jpg" </text:span><text:span text:style-name="T3">data-lightbox</text:span><text:span text:style-name="T7">="example-set" </text:span><text:span text:style-name="T3">data-title</text:span><text:span text:style-name="T7">="INMUTABLE"</text:span><text:span text:style-name="T10">&gt;</text:span></text:p>
      <text:p text:style-name="P5"><text:s text:c="21"/><text:span text:style-name="T10">&lt;</text:span><text:span text:style-name="T5">img </text:span><text:span text:style-name="T3">src</text:span><text:span text:style-name="T7">="img/maletin/2.jpg" </text:span><text:span text:style-name="T3">alt</text:span><text:span text:style-name="T7">="" </text:span><text:span text:style-name="T3">class</text:span><text:span text:style-name="T7">="example-image w-100"</text:span><text:span text:style-name="T10">&gt;</text:span></text:p>
      <text:p text:style-name="P5"><text:s text:c="18"/><text:span text:style-name="T10">&lt;/</text:span><text:span text:style-name="T5">a</text:span><text:span text:style-name="T10">&gt;</text:span></text:p>
      <text:p text:style-name="P5"><text:s text:c="15"/><text:span text:style-name="T10">&lt;/</text:span><text:span text:style-name="T5">div</text:span><text:span text:style-name="T10">&gt;</text:span></text:p>
      <text:p text:style-name="P5"><text:s text:c="12"/><text:span text:style-name="T10">&lt;/</text:span><text:span text:style-name="T5">div</text:span><text:span text:style-name="T10">&gt;</text:span></text:p>
      <text:p text:style-name="P5"><text:s text:c="12"/><text:span text:style-name="T10">&lt;</text:span><text:span text:style-name="T5">div </text:span><text:span text:style-name="T3">class</text:span><text:span text:style-name="T7">="col-sm-6 col-md-3 p-0 os-animation" </text:span><text:span text:style-name="T3">data-animation</text:span><text:span text:style-name="T7">="bounceInRight"</text:span><text:span text:style-name="T10">&gt;</text:span></text:p>
      <text:p text:style-name="P5"><text:s text:c="15"/><text:span text:style-name="T10">&lt;</text:span><text:span text:style-name="T5">div </text:span><text:span text:style-name="T3">class</text:span><text:span text:style-name="T7">="maletin-item overflow-hidden"</text:span><text:span text:style-name="T10">&gt;</text:span></text:p>
      <text:p text:style-name="P5"><text:s text:c="18"/><text:span text:style-name="T10">&lt;</text:span><text:span text:style-name="T5">a </text:span><text:span text:style-name="T3">href</text:span><text:span text:style-name="T7">="img/maletin/3.jpg" </text:span><text:span text:style-name="T3">data-lightbox</text:span><text:span text:style-name="T7">="example-set" </text:span><text:span text:style-name="T3">data-title</text:span><text:span text:style-name="T7">="PERSONA-A-PERSONA"</text:span><text:span text:style-name="T10">&gt;</text:span></text:p>
      <text:p text:style-name="P5"><text:s text:c="21"/><text:span text:style-name="T10">&lt;</text:span><text:span text:style-name="T5">img </text:span><text:span text:style-name="T3">src</text:span><text:span text:style-name="T7">="img/maletin/3.jpg" </text:span><text:span text:style-name="T3">alt</text:span><text:span text:style-name="T7">="" </text:span><text:span text:style-name="T3">class</text:span><text:span text:style-name="T7">="example-image w-100"</text:span><text:span text:style-name="T10">&gt;</text:span></text:p>
      <text:p text:style-name="P5"><text:s text:c="18"/><text:span text:style-name="T10">&lt;/</text:span><text:span text:style-name="T5">a</text:span><text:span text:style-name="T10">&gt;</text:span></text:p>
      <text:p text:style-name="P5"><text:s text:c="15"/><text:span text:style-name="T10">&lt;/</text:span><text:span text:style-name="T5">div</text:span><text:span text:style-name="T10">&gt;</text:span></text:p>
      <text:p text:style-name="P5"><text:s text:c="12"/><text:span text:style-name="T10">&lt;/</text:span><text:span text:style-name="T5">div</text:span><text:span text:style-name="T10">&gt;</text:span></text:p>
      <text:p text:style-name="P5"><text:s text:c="12"/><text:span text:style-name="T10">&lt;</text:span><text:span text:style-name="T5">div </text:span><text:span text:style-name="T3">class</text:span><text:span text:style-name="T7">="col-sm-6 col-md-3 p-0 os-animation" </text:span><text:span text:style-name="T3">data-animation</text:span><text:span text:style-name="T7">="bounceInRight" </text:span><text:span text:style-name="T3">data-delay</text:span><text:span text:style-name="T7">=".2s"</text:span><text:span text:style-name="T10">&gt;</text:span></text:p>
      <text:p text:style-name="P5"><text:s text:c="15"/><text:span text:style-name="T10">&lt;</text:span><text:span text:style-name="T5">div </text:span><text:span text:style-name="T3">class</text:span><text:span text:style-name="T7">="maletin-item overflow-hidden"</text:span><text:span text:style-name="T10">&gt;</text:span></text:p>
      <text:p text:style-name="P5"><text:s text:c="18"/><text:span text:style-name="T10">&lt;</text:span><text:span text:style-name="T5">a </text:span><text:span text:style-name="T3">href</text:span><text:span text:style-name="T7">="img/maletin/4.jpg" </text:span><text:span text:style-name="T3">data-lightbox</text:span><text:span text:style-name="T7">="example-set" </text:span><text:span text:style-name="T3">data-title</text:span><text:span text:style-name="T7">="ENCRIPTADO"</text:span><text:span text:style-name="T10">&gt;</text:span></text:p>
      <text:p text:style-name="P5"><text:s text:c="21"/><text:span text:style-name="T10">&lt;</text:span><text:span text:style-name="T5">img </text:span><text:span text:style-name="T3">src</text:span><text:span text:style-name="T7">="img/maletin/4.jpg" </text:span><text:span text:style-name="T3">alt</text:span><text:span text:style-name="T7">="" </text:span><text:span text:style-name="T3">class</text:span><text:span text:style-name="T7">="example-image w-100"</text:span><text:span text:style-name="T10">&gt;</text:span></text:p>
      <text:p text:style-name="P5"><text:s text:c="18"/><text:span text:style-name="T10">&lt;/</text:span><text:span text:style-name="T5">a</text:span><text:span text:style-name="T10">&gt;</text:span></text:p>
      <text:p text:style-name="P5"><text:s text:c="15"/><text:span text:style-name="T10">&lt;/</text:span><text:span text:style-name="T5">div</text:span><text:span text:style-name="T10">&gt;</text:span></text:p>
      <text:p text:style-name="P5"><text:s text:c="12"/><text:span text:style-name="T10">&lt;/</text:span><text:span text:style-name="T5">div</text:span><text:span text:style-name="T10">&gt;</text:span></text:p>
      <text:p text:style-name="P5"><text:s text:c="12"/><text:span text:style-name="T10">&lt;</text:span><text:span text:style-name="T5">div </text:span><text:span text:style-name="T3">class</text:span><text:span text:style-name="T7">="col-sm-6 col-md-3 p-0 os-animation" </text:span><text:span text:style-name="T3">data-animation</text:span><text:span text:style-name="T7">="bounceInLeft" </text:span><text:span text:style-name="T3">data-delay</text:span><text:span text:style-name="T7">=".2s"</text:span><text:span text:style-name="T10">&gt;</text:span></text:p>
      <text:p text:style-name="P5"><text:s text:c="15"/><text:span text:style-name="T10">&lt;</text:span><text:span text:style-name="T5">div </text:span><text:span text:style-name="T3">class</text:span><text:span text:style-name="T7">="maletin-item overflow-hidden"</text:span><text:span text:style-name="T10">&gt;</text:span></text:p>
      <text:p text:style-name="P5"><text:s text:c="18"/><text:span text:style-name="T10">&lt;</text:span><text:span text:style-name="T5">a </text:span><text:span text:style-name="T3">href</text:span><text:span text:style-name="T7">="img/maletin/5.jpg" </text:span><text:span text:style-name="T3">data-lightbox</text:span><text:span text:style-name="T7">="example-set" </text:span><text:span text:style-name="T3">data-title</text:span><text:span text:style-name="T7">="Que significa, Descentralizado"</text:span><text:span text:style-name="T3">.</text:span><text:span text:style-name="T10">&gt;</text:span></text:p>
      <text:p text:style-name="P5"><text:s text:c="21"/><text:span text:style-name="T10">&lt;</text:span><text:span text:style-name="T5">img </text:span><text:span text:style-name="T3">src</text:span><text:span text:style-name="T7">="img/maletin/5.jpg" </text:span><text:span text:style-name="T3">alt</text:span><text:span text:style-name="T7">="" </text:span><text:span text:style-name="T3">class</text:span><text:span text:style-name="T7">="example-image w-100"</text:span><text:span text:style-name="T10">&gt;</text:span></text:p>
      <text:p text:style-name="P5"><text:s text:c="18"/><text:span text:style-name="T10">&lt;/</text:span><text:span text:style-name="T5">a</text:span><text:span text:style-name="T10">&gt;</text:span></text:p>
      <text:p text:style-name="P5"><text:s text:c="15"/><text:span text:style-name="T10">&lt;/</text:span><text:span text:style-name="T5">div</text:span><text:span text:style-name="T10">&gt;</text:span></text:p>
      <text:p text:style-name="P5"><text:s text:c="12"/><text:span text:style-name="T10">&lt;/</text:span><text:span text:style-name="T5">div</text:span><text:span text:style-name="T10">&gt;</text:span></text:p>
      <text:p text:style-name="P7"><text:s text:c="12"/></text:p>
      <text:p text:style-name="P7"><text:span text:style-name="T10"/></text:p>
      <text:p text:style-name="P7"><text:span text:style-name="T10"/></text:p>
      <text:p text:style-name="P7"><text:soft-page-break/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>&lt;</text:span><text:span text:style-name="T5">div </text:span><text:span text:style-name="T3">class</text:span><text:span text:style-name="T7">="col-sm-6 col-md-3 p-0 os-animation" </text:span><text:span text:style-name="T3">data-animation</text:span><text:span text:style-name="T7">="bounceInLeft"</text:span><text:span text:style-name="T10">&gt;</text:span></text:p>
      <text:p text:style-name="P5"><text:s text:c="15"/><text:span text:style-name="T10">&lt;</text:span><text:span text:style-name="T5">div </text:span><text:span text:style-name="T3">class</text:span><text:span text:style-name="T7">="maletin-item overflow-hidden"</text:span><text:span text:style-name="T10">&gt;</text:span></text:p>
      <text:p text:style-name="P5"><text:s text:c="18"/><text:span text:style-name="T10">&lt;</text:span><text:span text:style-name="T5">a </text:span><text:span text:style-name="T3">href</text:span><text:span text:style-name="T7">="img/maletin/6.jpg" </text:span><text:span text:style-name="T3">data-lightbox</text:span><text:span text:style-name="T7">="example-set" </text:span><text:span text:style-name="T3">data-title</text:span><text:span text:style-name="T7">=" Que significa, Inmutable"</text:span><text:span text:style-name="T3">.</text:span><text:span text:style-name="T10">&gt;</text:span></text:p>
      <text:p text:style-name="P5"><text:s text:c="21"/><text:span text:style-name="T10">&lt;</text:span><text:span text:style-name="T5">img </text:span><text:span text:style-name="T3">src</text:span><text:span text:style-name="T7">="img/maletin/6.jpg" </text:span><text:span text:style-name="T3">alt</text:span><text:span text:style-name="T7">="" </text:span><text:span text:style-name="T3">class</text:span><text:span text:style-name="T7">="example-image w-100"</text:span><text:span text:style-name="T10">&gt;</text:span></text:p>
      <text:p text:style-name="P5"><text:s text:c="18"/><text:span text:style-name="T10">&lt;/</text:span><text:span text:style-name="T5">a</text:span><text:span text:style-name="T10">&gt;</text:span></text:p>
      <text:p text:style-name="P5"><text:s text:c="15"/><text:span text:style-name="T10">&lt;/</text:span><text:span text:style-name="T5">div</text:span><text:span text:style-name="T10">&gt;</text:span></text:p>
      <text:p text:style-name="P5"><text:s text:c="12"/><text:span text:style-name="T10">&lt;/</text:span><text:span text:style-name="T5">div</text:span><text:span text:style-name="T10">&gt;</text:span></text:p>
      <text:p text:style-name="P7"><text:s text:c="12"/></text:p>
      <text:p text:style-name="P7"><text:span text:style-name="T10"/></text:p>
      <text:p text:style-name="P7"><text:span text:style-name="T10">&lt;</text:span><text:span text:style-name="T5">div </text:span><text:span text:style-name="T3">class</text:span><text:span text:style-name="T7">="col-sm-6 col-md-3 p-0 os-animation" </text:span><text:span text:style-name="T3">data-animation</text:span><text:span text:style-name="T7">="bounceInRight"</text:span><text:span text:style-name="T10">&gt;</text:span></text:p>
      <text:p text:style-name="P5"><text:s text:c="15"/><text:span text:style-name="T10">&lt;</text:span><text:span text:style-name="T5">div </text:span><text:span text:style-name="T3">class</text:span><text:span text:style-name="T7">="maletin-item overflow-hidden"</text:span><text:span text:style-name="T10">&gt;</text:span></text:p>
      <text:p text:style-name="P5"><text:s text:c="18"/><text:span text:style-name="T10">&lt;</text:span><text:span text:style-name="T5">a </text:span><text:span text:style-name="T3">href</text:span><text:span text:style-name="T7">="img/maletin/7.jpg" </text:span><text:span text:style-name="T3">data-lightbox</text:span><text:span text:style-name="T7">="example-set" </text:span><text:span text:style-name="T3">data-title</text:span><text:span text:style-name="T7">="Que significa, Persona a Persona"</text:span><text:span text:style-name="T10">&gt;</text:span></text:p>
      <text:p text:style-name="P5"><text:s text:c="21"/><text:span text:style-name="T10">&lt;</text:span><text:span text:style-name="T5">img </text:span><text:span text:style-name="T3">src</text:span><text:span text:style-name="T7">="img/maletin/7.jpg" </text:span><text:span text:style-name="T3">alt</text:span><text:span text:style-name="T7">="" </text:span><text:span text:style-name="T3">class</text:span><text:span text:style-name="T7">="example-image w-100"</text:span><text:span text:style-name="T10">&gt;</text:span></text:p>
      <text:p text:style-name="P5"><text:s text:c="18"/><text:span text:style-name="T10">&lt;/</text:span><text:span text:style-name="T5">a</text:span><text:span text:style-name="T10">&gt;</text:span></text:p>
      <text:p text:style-name="P5"><text:s text:c="15"/><text:span text:style-name="T10">&lt;/</text:span><text:span text:style-name="T5">div</text:span><text:span text:style-name="T10">&gt;</text:span></text:p>
      <text:p text:style-name="P5"><text:s text:c="12"/><text:span text:style-name="T10">&lt;/</text:span><text:span text:style-name="T5">div</text:span><text:span text:style-name="T10">&gt;</text:span></text:p>
      <text:p text:style-name="P7"><text:s text:c="12"/></text:p>
      <text:p text:style-name="P7"><text:span text:style-name="T10">&lt;</text:span><text:span text:style-name="T5">div </text:span><text:span text:style-name="T3">class</text:span><text:span text:style-name="T7">="col-sm-6 col-md-3 p-0 os-animation" </text:span><text:span text:style-name="T3">data-animation</text:span><text:span text:style-name="T7">="bounceInRight" </text:span><text:span text:style-name="T3">data-delay</text:span><text:span text:style-name="T7">=".2s"</text:span><text:span text:style-name="T10">&gt;</text:span></text:p>
      <text:p text:style-name="P5"><text:s text:c="15"/><text:span text:style-name="T10">&lt;</text:span><text:span text:style-name="T5">div </text:span><text:span text:style-name="T3">class</text:span><text:span text:style-name="T7">="maletin-item overflow-hidden"</text:span><text:span text:style-name="T10">&gt;</text:span></text:p>
      <text:p text:style-name="P5"><text:s text:c="18"/><text:span text:style-name="T10">&lt;</text:span><text:span text:style-name="T5">a </text:span><text:span text:style-name="T3">href</text:span><text:span text:style-name="T7">="img/maletin/8.jpg" </text:span><text:span text:style-name="T3">data-lightbox</text:span><text:span text:style-name="T7">="example-set" </text:span><text:span text:style-name="T3">data-title</text:span><text:span text:style-name="T7">="Que significa, Encriptado"</text:span><text:span text:style-name="T10">&gt;</text:span></text:p>
      <text:p text:style-name="P5"><text:s text:c="21"/><text:span text:style-name="T10">&lt;</text:span><text:span text:style-name="T5">img </text:span><text:span text:style-name="T3">src</text:span><text:span text:style-name="T7">="img/maletin/8.jpg" </text:span><text:span text:style-name="T3">alt</text:span><text:span text:style-name="T7">="" </text:span><text:span text:style-name="T3">class</text:span><text:span text:style-name="T7">="example-image w-100"</text:span><text:span text:style-name="T10">&gt;</text:span></text:p>
      <text:p text:style-name="P5"><text:s text:c="18"/><text:span text:style-name="T10">&lt;/</text:span><text:span text:style-name="T5">a</text:span><text:span text:style-name="T10">&gt;</text:span></text:p>
      <text:p text:style-name="P5"><text:s text:c="15"/><text:span text:style-name="T10">&lt;/</text:span><text:span text:style-name="T5">div</text:span><text:span text:style-name="T10">&gt;</text:span></text:p>
      <text:p text:style-name="P5"><text:s text:c="12"/><text:span text:style-name="T10">&lt;/</text:span><text:span text:style-name="T5">div</text:span><text:span text:style-name="T10">&gt;</text:span></text:p>
      <text:p text:style-name="P7"><text:s text:c="6"/></text:p>
      <text:p text:style-name="P7"><text:span text:style-name="T13"/></text:p>
      <text:p text:style-name="P7"><text:span text:style-name="T13">&lt;!----Despues de las fotos de maletin, el parrafo y el botton-----&gt;</text:span></text:p>
      <text:p text:style-name="P5"><text:span text:style-name="T12"><text:s text:c="12"/></text:span><text:span text:style-name="T10">&lt;</text:span><text:span text:style-name="T5">div </text:span><text:span text:style-name="T3">class</text:span><text:span text:style-name="T7">="col-10 col-lg-9 col-xl-8 text-center pt-5 os-animation" </text:span><text:span text:style-name="T3">data-animation</text:span><text:span text:style-name="T7">="fadeInUp"</text:span><text:span text:style-name="T10">&gt;</text:span></text:p>
      <text:p text:style-name="P5"><text:s text:c="15"/><text:span text:style-name="T10">&lt;</text:span><text:span text:style-name="T5">p </text:span><text:span text:style-name="T3">class</text:span><text:span text:style-name="T7">="lead"</text:span><text:span text:style-name="T10">&gt;</text:span><text:span text:style-name="T9">Estos son los principales y solidos fundamentos que se van</text:span></text:p>
      <text:p text:style-name="P5"><text:s text:c="15"/><text:span text:style-name="T9">a imponer en este siglo XXI, dejando el FRAUDULENTO sistema financiero conocido,</text:span></text:p>
      <text:p text:style-name="P5"><text:s text:c="15"/><text:span text:style-name="T9">desacreditado y obsoleto.</text:span><text:span text:style-name="T10">&lt;/</text:span><text:span text:style-name="T5">p</text:span><text:span text:style-name="T10">&gt;</text:span></text:p>
      <text:p text:style-name="P5"><text:s text:c="15"/><text:span text:style-name="T10">&lt;</text:span><text:span text:style-name="T5">a </text:span><text:span text:style-name="T3">href</text:span><text:span text:style-name="T7">="#contact" </text:span><text:span text:style-name="T3">class</text:span><text:span text:style-name="T7">="btn btn-secondary btn-sm"</text:span><text:span text:style-name="T10">&gt;</text:span><text:span text:style-name="T9">Totalmente Gratis !!</text:span><text:span text:style-name="T10">&lt;/</text:span><text:span text:style-name="T5">a</text:span><text:span text:style-name="T10">&gt;</text:span></text:p>
      <text:p text:style-name="P5"><text:s text:c="12"/><text:span text:style-name="T10">&lt;/</text:span><text:span text:style-name="T5">div</text:span><text:span text:style-name="T10">&gt;</text:span></text:p>
      <text:p text:style-name="P5"><text:s text:c="9"/><text:span text:style-name="T10">&lt;/</text:span><text:span text:style-name="T5">div</text:span><text:span text:style-name="T10">&gt;</text:span><text:span text:style-name="T9"> </text:span><text:span text:style-name="T13">&lt;!----final row----&gt;</text:span></text:p>
      <text:p text:style-name="P5"><text:span text:style-name="T12"><text:s text:c="6"/></text:span><text:span text:style-name="T10">&lt;/</text:span><text:span text:style-name="T5">div</text:span><text:span text:style-name="T10">&gt;</text:span><text:span text:style-name="T9"> <text:s text:c="3"/></text:span><text:span text:style-name="T13">&lt;!-----final container-----&gt;</text:span></text:p>
      <text:p text:style-name="P5"><text:span text:style-name="T12"><text:s text:c="3"/></text:span><text:span text:style-name="T10">&lt;/</text:span><text:span text:style-name="T5">div</text:span><text:span text:style-name="T10">&gt;</text:span></text:p>
      <text:p text:style-name="P5"><text:s text:c="3"/><text:span text:style-name="T13">&lt;!-- End maletinSection --&gt;</text:span></text:p>
      <text:p text:style-name="P3"><text:s text:c="3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oft-page-break/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>&lt;!-- Start equipoSection --&gt;</text:span></text:p>
      <text:p text:style-name="P5"><text:span text:style-name="T12"><text:s text:c="3"/></text:span><text:span text:style-name="T10">&lt;</text:span><text:span text:style-name="T5">div </text:span><text:span text:style-name="T3">id</text:span><text:span text:style-name="T7">="equipo" </text:span><text:span text:style-name="T3">class</text:span><text:span text:style-name="T7">="offset"</text:span><text:span text:style-name="T10">&gt;</text:span></text:p>
      <text:p text:style-name="P5"><text:s text:c="3"/><text:span text:style-name="T13">&lt;!----------background del tema equipo ------------------------------------&gt;</text:span></text:p>
      <text:p text:style-name="P5"><text:span text:style-name="T12"><text:s text:c="6"/></text:span><text:span text:style-name="T10">&lt;</text:span><text:span text:style-name="T5">div </text:span><text:span text:style-name="T3">class</text:span><text:span text:style-name="T7">="fixed-light"</text:span><text:span text:style-name="T10">&gt;</text:span></text:p>
      <text:p text:style-name="P5"><text:s text:c="9"/><text:span text:style-name="T10">&lt;</text:span><text:span text:style-name="T5">div </text:span><text:span text:style-name="T3">class</text:span><text:span text:style-name="T7">="row light text-center"</text:span><text:span text:style-name="T10">&gt;</text:span></text:p>
      <text:p text:style-name="P5"><text:s text:c="12"/><text:span text:style-name="T10">&lt;</text:span><text:span text:style-name="T5">div </text:span><text:span text:style-name="T3">class</text:span><text:span text:style-name="T7">="col-12 os-animation" <text:s/></text:span><text:span text:style-name="T3">data-animation</text:span><text:span text:style-name="T7">="fadeInUp"</text:span><text:span text:style-name="T10">&gt;</text:span></text:p>
      <text:p text:style-name="P5"><text:s text:c="15"/><text:span text:style-name="T10">&lt;</text:span><text:span text:style-name="T5">h3 </text:span><text:span text:style-name="T3">class</text:span><text:span text:style-name="T7">="heading"</text:span><text:span text:style-name="T10">&gt;</text:span><text:span text:style-name="T9">Unete al equipo !!</text:span><text:span text:style-name="T10">&lt;/</text:span><text:span text:style-name="T5">h3</text:span><text:span text:style-name="T10">&gt;</text:span></text:p>
      <text:p text:style-name="P5"><text:s text:c="15"/><text:span text:style-name="T10">&lt;</text:span><text:span text:style-name="T5">div </text:span><text:span text:style-name="T3">class</text:span><text:span text:style-name="T7">="heading-underline"</text:span><text:span text:style-name="T10">&gt;&lt;/</text:span><text:span text:style-name="T5">div</text:span><text:span text:style-name="T10">&gt;</text:span></text:p>
      <text:p text:style-name="P5"><text:s text:c="12"/><text:span text:style-name="T10">&lt;/</text:span><text:span text:style-name="T5">div</text:span><text:span text:style-name="T10">&gt;</text:span></text:p>
      <text:p text:style-name="P5"><text:s text:c="12"/><text:span text:style-name="T10">&lt;</text:span><text:span text:style-name="T5">div </text:span><text:span text:style-name="T3">class</text:span><text:span text:style-name="T7">="container"</text:span><text:span text:style-name="T10">&gt;</text:span></text:p>
      <text:p text:style-name="P5"><text:s text:c="15"/><text:span text:style-name="T10">&lt;</text:span><text:span text:style-name="T5">div </text:span><text:span text:style-name="T3">class</text:span><text:span text:style-name="T7">="os-animation" </text:span><text:span text:style-name="T3">data-animation</text:span><text:span text:style-name="T7">="fadeInUp"</text:span><text:span text:style-name="T10">&gt;</text:span></text:p>
      <text:p text:style-name="P5"><text:s text:c="18"/><text:span text:style-name="T10">&lt;</text:span><text:span text:style-name="T5">div </text:span><text:span text:style-name="T3">id</text:span><text:span text:style-name="T7">="equipo-carousel" </text:span><text:span text:style-name="T3">class</text:span><text:span text:style-name="T7">="owl-carousel owl-theme"</text:span><text:span text:style-name="T10">&gt;</text:span></text:p>
      <text:p text:style-name="P5"><text:s text:c="21"/><text:span text:style-name="T10">&lt;</text:span><text:span text:style-name="T5">div </text:span><text:span text:style-name="T3">class</text:span><text:span text:style-name="T7">="card"</text:span><text:span text:style-name="T10">&gt;</text:span></text:p>
      <text:p text:style-name="P5"><text:s text:c="24"/><text:span text:style-name="T10">&lt;</text:span><text:span text:style-name="T5">img </text:span><text:span text:style-name="T3">src</text:span><text:span text:style-name="T7">="img/equipo/charles_hoskinson_cardano-1.jpg" </text:span><text:span text:style-name="T3">alt</text:span><text:span text:style-name="T7">="" </text:span><text:span text:style-name="T3">class</text:span><text:span text:style-name="T7">="card-img-top rounded-0"</text:span><text:span text:style-name="T10">&gt;</text:span></text:p>
      <text:p text:style-name="P5"><text:s text:c="24"/><text:span text:style-name="T10">&lt;</text:span><text:span text:style-name="T5">div </text:span><text:span text:style-name="T3">class</text:span><text:span text:style-name="T7">="card-body"</text:span><text:span text:style-name="T10">&gt;</text:span></text:p>
      <text:p text:style-name="P5"><text:s text:c="27"/><text:span text:style-name="T10">&lt;</text:span><text:span text:style-name="T5">h4 </text:span><text:span text:style-name="T3">class</text:span><text:span text:style-name="T7">="font-weight-bolt"</text:span><text:span text:style-name="T10">&gt;</text:span><text:span text:style-name="T9">Charles Hoskinson</text:span><text:span text:style-name="T10">&lt;/</text:span><text:span text:style-name="T5">h4</text:span><text:span text:style-name="T10">&gt;</text:span></text:p>
      <text:p text:style-name="P5"><text:s text:c="27"/><text:span text:style-name="T10">&lt;</text:span><text:span text:style-name="T5">h5 </text:span><text:span text:style-name="T3">class</text:span><text:span text:style-name="T7">="text-nuno"</text:span><text:span text:style-name="T10">&gt;</text:span><text:span text:style-name="T9">CEO IOHK - CARDANO</text:span><text:span text:style-name="T10">&lt;/</text:span><text:span text:style-name="T5">h5</text:span><text:span text:style-name="T10">&gt;</text:span></text:p>
      <text:p text:style-name="P5"><text:s text:c="27"/><text:span text:style-name="T10">&lt;</text:span><text:span text:style-name="T5">p </text:span><text:span text:style-name="T3">class</text:span><text:span text:style-name="T7">="border-top border-bottom py-3 my-3"</text:span><text:span text:style-name="T10">&gt;</text:span><text:span text:style-name="T9">"Cardano centra su</text:span></text:p>
      <text:p text:style-name="P5"><text:s text:c="27"/><text:span text:style-name="T9">propuesta en lograr escalabilidad,interoperabilidad y sustentabilidad."</text:span><text:span text:style-name="T10">&lt;/</text:span><text:span text:style-name="T5">p</text:span><text:span text:style-name="T10">&gt;</text:span></text:p>
      <text:p text:style-name="P5"><text:s text:c="27"/><text:span text:style-name="T10">&lt;</text:span><text:span text:style-name="T5">ul </text:span><text:span text:style-name="T3">class</text:span><text:span text:style-name="T7">="social"</text:span><text:span text:style-name="T10">&gt;</text:span></text:p>
      <text:p text:style-name="P5"><text:s text:c="30"/><text:span text:style-name="T10">&lt;</text:span><text:span text:style-name="T5">li</text:span><text:span text:style-name="T10">&gt;&lt;</text:span><text:span text:style-name="T5">a </text:span><text:span text:style-name="T3">href</text:span><text:span text:style-name="T7">="#"</text:span><text:span text:style-name="T10">&gt;&lt;</text:span><text:span text:style-name="T5">i </text:span><text:span text:style-name="T3">class</text:span><text:span text:style-name="T7">="fab fa-telegram"</text:span><text:span text:style-name="T10">&gt;&lt;/</text:span><text:span text:style-name="T5">i</text:span><text:span text:style-name="T10">&gt;&lt;/</text:span><text:span text:style-name="T5">a</text:span><text:span text:style-name="T10">&gt;&lt;/</text:span><text:span text:style-name="T5">li</text:span><text:span text:style-name="T10">&gt;</text:span></text:p>
      <text:p text:style-name="P5"><text:s text:c="27"/><text:span text:style-name="T10">&lt;/</text:span><text:span text:style-name="T5">ul</text:span><text:span text:style-name="T10">&gt;</text:span></text:p>
      <text:p text:style-name="P5"><text:s text:c="24"/><text:span text:style-name="T10">&lt;/</text:span><text:span text:style-name="T5">div</text:span><text:span text:style-name="T10">&gt;</text:span></text:p>
      <text:p text:style-name="P5"><text:s text:c="21"/><text:span text:style-name="T10">&lt;/</text:span><text:span text:style-name="T5">div</text:span><text:span text:style-name="T10">&gt;</text:span><text:span text:style-name="T9"> <text:s/></text:span><text:span text:style-name="T13">&lt;!-----termina card ---------&gt;</text:span></text:p>
      <text:p text:style-name="P5"><text:span text:style-name="T12"><text:s text:c="21"/></text:span><text:span text:style-name="T10">&lt;</text:span><text:span text:style-name="T5">div </text:span><text:span text:style-name="T3">class</text:span><text:span text:style-name="T7">="card"</text:span><text:span text:style-name="T10">&gt;</text:span></text:p>
      <text:p text:style-name="P5"><text:s text:c="24"/><text:span text:style-name="T10">&lt;</text:span><text:span text:style-name="T5">img </text:span><text:span text:style-name="T3">src</text:span><text:span text:style-name="T7">="img/equipo/team2.jpg" </text:span><text:span text:style-name="T3">alt</text:span><text:span text:style-name="T7">="" </text:span><text:span text:style-name="T3">class</text:span><text:span text:style-name="T7">="card-img-top rounded-0"</text:span><text:span text:style-name="T10">&gt;</text:span></text:p>
      <text:p text:style-name="P5"><text:s text:c="24"/><text:span text:style-name="T10">&lt;</text:span><text:span text:style-name="T5">div </text:span><text:span text:style-name="T3">class</text:span><text:span text:style-name="T7">="card-body"</text:span><text:span text:style-name="T10">&gt;</text:span></text:p>
      <text:p text:style-name="P5"><text:s text:c="27"/><text:span text:style-name="T10">&lt;</text:span><text:span text:style-name="T5">h4 </text:span><text:span text:style-name="T3">class</text:span><text:span text:style-name="T7">="font-weight-bolt"</text:span><text:span text:style-name="T10">&gt;</text:span><text:span text:style-name="T9">Andreas M Antonopoulos</text:span><text:span text:style-name="T10">&lt;/</text:span><text:span text:style-name="T5">h4</text:span><text:span text:style-name="T10">&gt;</text:span></text:p>
      <text:p text:style-name="P5"><text:s text:c="27"/><text:span text:style-name="T10">&lt;</text:span><text:span text:style-name="T5">h5 </text:span><text:span text:style-name="T3">class</text:span><text:span text:style-name="T7">="text-nuno"</text:span><text:span text:style-name="T10">&gt;</text:span><text:span text:style-name="T9">Autor:"MASTERING BITCOIN"</text:span><text:span text:style-name="T10">&lt;/</text:span><text:span text:style-name="T5">h5</text:span><text:span text:style-name="T10">&gt;</text:span></text:p>
      <text:p text:style-name="P5"><text:s text:c="27"/><text:span text:style-name="T10">&lt;</text:span><text:span text:style-name="T5">p </text:span><text:span text:style-name="T3">class</text:span><text:span text:style-name="T7">="border-top border-bottom py-3 my-3"</text:span><text:span text:style-name="T10">&gt;</text:span><text:span text:style-name="T9">"Deflacion, fenomeno de apreciacion</text:span></text:p>
      <text:p text:style-name="P5"><text:s text:c="30"/><text:span text:style-name="T9">del valor debido aun desajuste en la oferta y la demanda que aumenta el valor</text:span></text:p>
      <text:p text:style-name="P5"><text:s text:c="30"/><text:span text:style-name="T9">de la moneda."</text:span><text:span text:style-name="T10">&lt;/</text:span><text:span text:style-name="T5">p</text:span><text:span text:style-name="T10">&gt;</text:span></text:p>
      <text:p text:style-name="P5"><text:s text:c="27"/><text:span text:style-name="T10">&lt;</text:span><text:span text:style-name="T5">ul </text:span><text:span text:style-name="T3">class</text:span><text:span text:style-name="T7">="social"</text:span><text:span text:style-name="T10">&gt;</text:span></text:p>
      <text:p text:style-name="P5"><text:s text:c="30"/><text:span text:style-name="T10">&lt;</text:span><text:span text:style-name="T5">li</text:span><text:span text:style-name="T10">&gt;&lt;</text:span><text:span text:style-name="T5">a </text:span><text:span text:style-name="T3">href</text:span><text:span text:style-name="T7">="#"</text:span><text:span text:style-name="T10">&gt;&lt;</text:span><text:span text:style-name="T5">i </text:span><text:span text:style-name="T3">class</text:span><text:span text:style-name="T7">="fab fa-telegram"</text:span><text:span text:style-name="T10">&gt;&lt;/</text:span><text:span text:style-name="T5">i</text:span><text:span text:style-name="T10">&gt;&lt;/</text:span><text:span text:style-name="T5">a</text:span><text:span text:style-name="T10">&gt;&lt;/</text:span><text:span text:style-name="T5">li</text:span><text:span text:style-name="T10">&gt;</text:span></text:p>
      <text:p text:style-name="P5"><text:s text:c="27"/><text:span text:style-name="T10">&lt;/</text:span><text:span text:style-name="T5">ul</text:span><text:span text:style-name="T10">&gt;</text:span></text:p>
      <text:p text:style-name="P5"><text:s text:c="24"/><text:span text:style-name="T10">&lt;/</text:span><text:span text:style-name="T5">div</text:span><text:span text:style-name="T10">&gt;</text:span></text:p>
      <text:p text:style-name="P5"><text:s text:c="21"/><text:span text:style-name="T10">&lt;/</text:span><text:span text:style-name="T5">div</text:span><text:span text:style-name="T10">&gt;</text:span></text:p>
      <text:p text:style-name="P5"><text:s text:c="18"/><text:span text:style-name="T10">&lt;</text:span><text:span text:style-name="T5">div </text:span><text:span text:style-name="T3">class</text:span><text:span text:style-name="T7">="card"</text:span><text:span text:style-name="T10">&gt;</text:span></text:p>
      <text:p text:style-name="P5"><text:s text:c="24"/><text:span text:style-name="T10">&lt;</text:span><text:span text:style-name="T5">img </text:span><text:span text:style-name="T3">src</text:span><text:span text:style-name="T7">="img/equipo/team3.jpg" </text:span><text:span text:style-name="T3">alt</text:span><text:span text:style-name="T7">="" </text:span><text:span text:style-name="T3">class</text:span><text:span text:style-name="T7">="card-img-top rounded-0"</text:span><text:span text:style-name="T10">&gt;</text:span></text:p>
      <text:p text:style-name="P5"><text:s text:c="24"/><text:span text:style-name="T10">&lt;</text:span><text:span text:style-name="T5">div </text:span><text:span text:style-name="T3">class</text:span><text:span text:style-name="T7">="card-body"</text:span><text:span text:style-name="T10">&gt;</text:span></text:p>
      <text:p text:style-name="P5"><text:s text:c="27"/><text:span text:style-name="T10">&lt;</text:span><text:span text:style-name="T5">h4 </text:span><text:span text:style-name="T3">class</text:span><text:span text:style-name="T7">="font-weight-bolt"</text:span><text:span text:style-name="T10">&gt;</text:span><text:span text:style-name="T9">Carlos G.</text:span><text:span text:style-name="T10">&lt;/</text:span><text:span text:style-name="T5">h4</text:span><text:span text:style-name="T10">&gt;</text:span></text:p>
      <text:p text:style-name="P5"><text:s text:c="27"/><text:span text:style-name="T10">&lt;</text:span><text:span text:style-name="T5">h5 </text:span><text:span text:style-name="T3">class</text:span><text:span text:style-name="T7">="text-nuno"</text:span><text:span text:style-name="T10">&gt;</text:span><text:span text:style-name="T9">HASKELL - PYTHON, DEVP.</text:span><text:span text:style-name="T10">&lt;/</text:span><text:span text:style-name="T5">h5</text:span><text:span text:style-name="T10">&gt;</text:span></text:p>
      <text:p text:style-name="P5"><text:s text:c="27"/><text:span text:style-name="T10">&lt;</text:span><text:span text:style-name="T5">p </text:span><text:span text:style-name="T3">class</text:span><text:span text:style-name="T7">="border-top border-bottom py-3 my-3"</text:span><text:span text:style-name="T10">&gt;</text:span><text:span text:style-name="T9">"Sin miedo, Unete !!, sostiene la</text:span></text:p>
      <text:p text:style-name="P5"><text:s text:c="30"/><text:span text:style-name="T9">verdadera independencia economica para los individuos y las organizaciones"</text:span><text:span text:style-name="T10">&lt;/</text:span><text:span text:style-name="T5">p</text:span><text:span text:style-name="T10">&gt;</text:span></text:p>
      <text:p text:style-name="P7"><text:s text:c="26"/></text:p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><text:s/><text:span text:style-name="T10">&lt;</text:span><text:span text:style-name="T5">ul </text:span><text:span text:style-name="T3">class</text:span><text:span text:style-name="T7">="social"</text:span><text:span text:style-name="T10">&gt;</text:span></text:p>
      <text:p text:style-name="P5"><text:s text:c="30"/><text:span text:style-name="T10">&lt;</text:span><text:span text:style-name="T5">li</text:span><text:span text:style-name="T10">&gt;&lt;</text:span><text:span text:style-name="T5">a </text:span><text:span text:style-name="T3">href</text:span><text:span text:style-name="T7">="#"</text:span><text:span text:style-name="T10">&gt;&lt;</text:span><text:span text:style-name="T5">i </text:span><text:span text:style-name="T3">class</text:span><text:span text:style-name="T7">="fab fa-telegram"</text:span><text:span text:style-name="T10">&gt;&lt;/</text:span><text:span text:style-name="T5">i</text:span><text:span text:style-name="T10">&gt;&lt;/</text:span><text:span text:style-name="T5">a</text:span><text:span text:style-name="T10">&gt;&lt;/</text:span><text:span text:style-name="T5">li</text:span><text:span text:style-name="T10">&gt;</text:span></text:p>
      <text:p text:style-name="P5"><text:s text:c="27"/><text:span text:style-name="T10">&lt;/</text:span><text:span text:style-name="T5">ul</text:span><text:span text:style-name="T10">&gt;</text:span></text:p>
      <text:p text:style-name="P5"><text:s text:c="24"/><text:span text:style-name="T10">&lt;/</text:span><text:span text:style-name="T5">div</text:span><text:span text:style-name="T10">&gt;</text:span></text:p>
      <text:p text:style-name="P5"><text:s text:c="18"/><text:span text:style-name="T10">&lt;/</text:span><text:span text:style-name="T5">div</text:span><text:span text:style-name="T10">&gt;</text:span></text:p>
      <text:p text:style-name="P5"><text:s text:c="15"/><text:span text:style-name="T10">&lt;/</text:span><text:span text:style-name="T5">div</text:span><text:span text:style-name="T10">&gt;</text:span><text:span text:style-name="T9"> <text:s/></text:span><text:span text:style-name="T13">&lt;!-----fin team-carousel ----&gt;</text:span></text:p>
      <text:p text:style-name="P5"><text:span text:style-name="T12"><text:s text:c="12"/></text:span><text:span text:style-name="T10">&lt;/</text:span><text:span text:style-name="T5">div</text:span><text:span text:style-name="T10">&gt;</text:span><text:span text:style-name="T9"> <text:s/></text:span><text:span text:style-name="T13">&lt;!-----find de la animation ----&gt;</text:span></text:p>
      <text:p text:style-name="P5"><text:span text:style-name="T12"><text:s text:c="9"/></text:span><text:span text:style-name="T10">&lt;/</text:span><text:span text:style-name="T5">div</text:span><text:span text:style-name="T10">&gt;</text:span><text:span text:style-name="T9"> <text:s text:c="3"/></text:span><text:span text:style-name="T13">&lt;!-----fin del contariner ---------&gt;</text:span></text:p>
      <text:p text:style-name="P5"><text:span text:style-name="T12"><text:s text:c="6"/></text:span><text:span text:style-name="T10">&lt;/</text:span><text:span text:style-name="T5">div</text:span><text:span text:style-name="T10">&gt;</text:span><text:span text:style-name="T9"> <text:s text:c="2"/></text:span><text:span text:style-name="T13">&lt;!------fin de row -----&gt;</text:span></text:p>
      <text:p text:style-name="P5"><text:span text:style-name="T12"><text:s text:c="9"/></text:span><text:span text:style-name="T10">&lt;</text:span><text:span text:style-name="T5">div </text:span><text:span text:style-name="T3">class</text:span><text:span text:style-name="T7">="fixed-wrap"</text:span><text:span text:style-name="T10">&gt;</text:span></text:p>
      <text:p text:style-name="P5"><text:s text:c="9"/><text:span text:style-name="T10">&lt;</text:span><text:span text:style-name="T5">div </text:span><text:span text:style-name="T3">class</text:span><text:span text:style-name="T7">="fixed-light"</text:span><text:span text:style-name="T10">&gt;&lt;/</text:span><text:span text:style-name="T5">div</text:span><text:span text:style-name="T10">&gt;</text:span></text:p>
      <text:p text:style-name="P5"><text:s text:c="9"/><text:span text:style-name="T10">&lt;/</text:span><text:span text:style-name="T5">div</text:span><text:span text:style-name="T10">&gt;</text:span></text:p>
      <text:p text:style-name="P5"><text:s text:c="6"/><text:span text:style-name="T10">&lt;/</text:span><text:span text:style-name="T5">div</text:span><text:span text:style-name="T10">&gt;</text:span></text:p>
      <text:p text:style-name="P5"><text:s text:c="6"/><text:span text:style-name="T13">&lt;!----------Fin del background del equipo ,foto de una oficina--------------&gt;</text:span></text:p>
      <text:p text:style-name="P5"><text:span text:style-name="T12"><text:s text:c="6"/></text:span><text:span text:style-name="T10">&lt;/</text:span><text:span text:style-name="T5">div</text:span><text:span text:style-name="T10">&gt;</text:span></text:p>
      <text:p text:style-name="P5"><text:s text:c="6"/><text:span text:style-name="T13">&lt;!-- End of equipo Section --&gt;</text:span></text:p>
      <text:p text:style-name="P1"><text:s text:c="3"/><text:span text:style-name="T11">&lt;!-- Start blog Section --&gt;</text:span></text:p>
      <text:p text:style-name="P5"><text:span text:style-name="T12"><text:s text:c="3"/></text:span><text:span text:style-name="T10">&lt;</text:span><text:span text:style-name="T5">div </text:span><text:span text:style-name="T3">id</text:span><text:span text:style-name="T7">="blog"</text:span><text:span text:style-name="T10">&gt;</text:span></text:p>
      <text:p text:style-name="P5"><text:s text:c="3"/><text:span text:style-name="T10">&lt;/</text:span><text:span text:style-name="T5">div</text:span><text:span text:style-name="T10">&gt;</text:span></text:p>
      <text:p text:style-name="P5"><text:s text:c="3"/><text:span text:style-name="T13">&lt;!-- End of blog Section --&gt;</text:span></text:p>
      <text:p text:style-name="P1"><text:s text:c="3"/><text:span text:style-name="T11">&lt;!-- Start Contact Section --&gt;</text:span></text:p>
      <text:p text:style-name="P5"><text:span text:style-name="T12"><text:s text:c="3"/></text:span><text:span text:style-name="T10">&lt;</text:span><text:span text:style-name="T5">div </text:span><text:span text:style-name="T3">id</text:span><text:span text:style-name="T7">="contact" </text:span><text:span text:style-name="T3">class</text:span><text:span text:style-name="T7">="offset"</text:span><text:span text:style-name="T10">&gt;</text:span></text:p>
      <text:p text:style-name="P5"><text:s text:c="6"/><text:span text:style-name="T10">&lt;</text:span><text:span text:style-name="T5">div </text:span><text:span text:style-name="T3">class</text:span><text:span text:style-name="T7">="container-fluid footer px-0"</text:span><text:span text:style-name="T10">&gt;</text:span></text:p>
      <text:p text:style-name="P5"><text:s text:c="9"/><text:span text:style-name="T10">&lt;</text:span><text:span text:style-name="T5">div </text:span><text:span text:style-name="T3">class</text:span><text:span text:style-name="T7">="row outer"</text:span><text:span text:style-name="T10">&gt;</text:span></text:p>
      <text:p text:style-name="P5"><text:s text:c="12"/><text:span text:style-name="T10">&lt;</text:span><text:span text:style-name="T5">div </text:span><text:span text:style-name="T3">class</text:span><text:span text:style-name="T7">="container"</text:span><text:span text:style-name="T10">&gt;</text:span></text:p>
      <text:p text:style-name="P5"><text:s text:c="15"/><text:span text:style-name="T10">&lt;</text:span><text:span text:style-name="T5">div </text:span><text:span text:style-name="T3">class</text:span><text:span text:style-name="T7">="row py-3"</text:span><text:span text:style-name="T10">&gt;</text:span></text:p>
      <text:p text:style-name="P5"><text:s text:c="18"/><text:span text:style-name="T10">&lt;</text:span><text:span text:style-name="T5">div </text:span><text:span text:style-name="T3">class</text:span><text:span text:style-name="T7">="col-md-5 px-0 pr-md-3"</text:span><text:span text:style-name="T10">&gt;</text:span></text:p>
      <text:p text:style-name="P5"><text:s text:c="21"/><text:span text:style-name="T10">&lt;</text:span><text:span text:style-name="T5">img </text:span><text:span text:style-name="T3">src</text:span><text:span text:style-name="T7">="img/01-.png" </text:span><text:span text:style-name="T3">alt</text:span><text:span text:style-name="T7">=""</text:span><text:span text:style-name="T10">&gt;</text:span></text:p>
      <text:p text:style-name="P5"><text:s text:c="21"/><text:span text:style-name="T10">&lt;</text:span><text:span text:style-name="T5">p</text:span><text:span text:style-name="T10">&gt;</text:span><text:span text:style-name="T9">Excelente, inteligente ACCION !!</text:span><text:span text:style-name="T10">&lt;/</text:span><text:span text:style-name="T5">p</text:span><text:span text:style-name="T10">&gt;</text:span></text:p>
      <text:p text:style-name="P5"><text:s text:c="21"/><text:span text:style-name="T10">&lt;</text:span><text:span text:style-name="T5">strong</text:span><text:span text:style-name="T10">&gt;</text:span><text:span text:style-name="T9">Nuestra Direccion</text:span><text:span text:style-name="T10">&lt;/</text:span><text:span text:style-name="T5">strong</text:span><text:span text:style-name="T10">&gt;</text:span></text:p>
      <text:p text:style-name="P5"><text:s text:c="21"/><text:span text:style-name="T10">&lt;</text:span><text:span text:style-name="T5">p</text:span><text:span text:style-name="T10">&gt;</text:span><text:span text:style-name="T9">ARGENTINA</text:span><text:span text:style-name="T10">&lt;</text:span><text:span text:style-name="T5">br</text:span><text:span text:style-name="T10">&gt;</text:span><text:span text:style-name="T9">RESTO DEL MUNDO</text:span><text:span text:style-name="T10">&lt;/</text:span><text:span text:style-name="T5">p</text:span><text:span text:style-name="T10">&gt;</text:span></text:p>
      <text:p text:style-name="P5"><text:s text:c="21"/><text:span text:style-name="T10">&lt;</text:span><text:span text:style-name="T5">strong</text:span><text:span text:style-name="T10">&gt;</text:span><text:span text:style-name="T9">COMO CONTACTARNOS</text:span><text:span text:style-name="T10">&lt;/</text:span><text:span text:style-name="T5">strong</text:span><text:span text:style-name="T10">&gt;</text:span></text:p>
      <text:p text:style-name="P5"><text:s text:c="21"/><text:span text:style-name="T10">&lt;</text:span><text:span text:style-name="T5">p</text:span><text:span text:style-name="T10">&gt;</text:span><text:span text:style-name="T9">jugadacripto@gmail.com</text:span><text:span text:style-name="T10">&lt;</text:span><text:span text:style-name="T5">br</text:span><text:span text:style-name="T10">&gt;</text:span><text:span text:style-name="T9">Telegram</text:span><text:span text:style-name="T10">&lt;/</text:span><text:span text:style-name="T5">p</text:span><text:span text:style-name="T10">&gt;</text:span></text:p>
      <text:p text:style-name="P5"><text:s text:c="21"/><text:span text:style-name="T10">&lt;</text:span><text:span text:style-name="T5">ul </text:span><text:span text:style-name="T3">class</text:span><text:span text:style-name="T7">="social"</text:span><text:span text:style-name="T10">&gt;</text:span></text:p>
      <text:p text:style-name="P5"><text:s text:c="24"/><text:span text:style-name="T10">&lt;</text:span><text:span text:style-name="T5">li</text:span><text:span text:style-name="T10">&gt;&lt;</text:span><text:span text:style-name="T5">a </text:span><text:span text:style-name="T3">href</text:span><text:span text:style-name="T7">=""</text:span><text:span text:style-name="T10">&gt;&lt;</text:span><text:span text:style-name="T5">i </text:span><text:span text:style-name="T3">class</text:span><text:span text:style-name="T7">="fab fa-telegram"</text:span><text:span text:style-name="T10">&gt;&lt;/</text:span><text:span text:style-name="T5">i</text:span><text:span text:style-name="T10">&gt;&lt;/</text:span><text:span text:style-name="T5">a</text:span><text:span text:style-name="T10">&gt;</text:span><text:span text:style-name="T9"> </text:span><text:span text:style-name="T10">&lt;/</text:span><text:span text:style-name="T5">li</text:span><text:span text:style-name="T10">&gt;&lt;/</text:span><text:span text:style-name="T5">ul</text:span><text:span text:style-name="T10">&gt;</text:span></text:p>
      <text:p text:style-name="P7"><text:s text:c="18"/><text:span text:style-name="T10">&lt;/</text:span><text:span text:style-name="T5">div</text:span><text:span text:style-name="T10">&gt;</text:span><text:span text:style-name="T9"> <text:s/></text:span></text:p>
      <text:p text:style-name="P7"><text:span text:style-name="T13"/></text:p>
      <text:p text:style-name="P7"><text:span text:style-name="T13">&lt;!----fin de la colummna col-md-5------------&gt;</text:span></text:p>
      <text:p text:style-name="P5"><text:span text:style-name="T12"><text:s text:c="12"/></text:span><text:span text:style-name="T10">&lt;</text:span><text:span text:style-name="T5">div </text:span><text:span text:style-name="T3">class</text:span><text:span text:style-name="T7">="col-md-7 px-0 pl-md-3"</text:span><text:span text:style-name="T10">&gt;</text:span></text:p>
      <text:p text:style-name="P5"><text:s text:c="15"/><text:span text:style-name="T10">&lt;</text:span><text:span text:style-name="T5">h3</text:span><text:span text:style-name="T10">&gt;</text:span><text:span text:style-name="T9">TE INTERESA ?</text:span><text:span text:style-name="T10">&lt;/</text:span><text:span text:style-name="T5">h3</text:span><text:span text:style-name="T10">&gt;</text:span></text:p>
      <text:p text:style-name="P5"><text:s text:c="15"/><text:span text:style-name="T10">&lt;</text:span><text:span text:style-name="T5">form </text:span><text:span text:style-name="T3">action</text:span><text:span text:style-name="T7">="contact/contact.php" </text:span><text:span text:style-name="T3">method</text:span><text:span text:style-name="T7">="POST"</text:span></text:p>
      <text:p text:style-name="P5"><text:span text:style-name="T8"><text:s text:c="20"/></text:span><text:span text:style-name="T3">id</text:span><text:span text:style-name="T7">="contact-form"</text:span><text:span text:style-name="T10">&gt;</text:span></text:p>
      <text:p text:style-name="P5"><text:s text:c="18"/><text:span text:style-name="T10">&lt;</text:span><text:span text:style-name="T5">div </text:span><text:span text:style-name="T3">class</text:span><text:span text:style-name="T7">="messages"</text:span><text:span text:style-name="T10">&gt;&lt;/</text:span><text:span text:style-name="T5">div</text:span><text:span text:style-name="T10">&gt;</text:span></text:p>
      <text:p text:style-name="P5"><text:s text:c="18"/><text:span text:style-name="T10">&lt;</text:span><text:span text:style-name="T5">div </text:span><text:span text:style-name="T3">class</text:span><text:span text:style-name="T7">="controls"</text:span><text:span text:style-name="T10">&gt;</text:span></text:p>
      <text:p text:style-name="P5"><text:s text:c="21"/><text:span text:style-name="T10">&lt;</text:span><text:span text:style-name="T5">div </text:span><text:span text:style-name="T3">class</text:span><text:span text:style-name="T7">="form-group"</text:span><text:span text:style-name="T10">&gt;&lt;</text:span><text:span text:style-name="T5">input </text:span><text:span text:style-name="T3">type</text:span><text:span text:style-name="T7">="text"</text:span></text:p>
      <text:p text:style-name="P5"><text:span text:style-name="T8"><text:s text:c="21"/></text:span><text:span text:style-name="T3">id</text:span><text:span text:style-name="T7">="form_name" </text:span><text:span text:style-name="T3">class</text:span><text:span text:style-name="T7">="form-control" </text:span><text:span text:style-name="T3">name</text:span><text:span text:style-name="T7">="name"</text:span></text:p>
      <text:p text:style-name="P5"><text:span text:style-name="T8"><text:s text:c="21"/></text:span><text:span text:style-name="T3">required</text:span><text:span text:style-name="T7">="required" </text:span><text:span text:style-name="T3">placeholder</text:span><text:span text:style-name="T7">="tu nombre."</text:span><text:span text:style-name="T10">&gt;&lt;/</text:span><text:span text:style-name="T5">div</text:span><text:span text:style-name="T10">&gt;</text:span></text:p>
      <text:p text:style-name="P5"><text:s text:c="21"/><text:span text:style-name="T10">&lt;</text:span><text:span text:style-name="T5">div </text:span><text:span text:style-name="T3">class</text:span><text:span text:style-name="T7">="form-group"</text:span><text:span text:style-name="T10">&gt;&lt;</text:span><text:span text:style-name="T5">input </text:span><text:span text:style-name="T3">type</text:span><text:span text:style-name="T7">="imail"</text:span></text:p>
      <text:p text:style-name="P5"><text:span text:style-name="T8"><text:s text:c="21"/></text:span><text:span text:style-name="T3">id</text:span><text:span text:style-name="T7">="form_imail" </text:span><text:span text:style-name="T3">class</text:span><text:span text:style-name="T7">="form-control" </text:span><text:span text:style-name="T3">name</text:span><text:span text:style-name="T7">="email"</text:span></text:p>
      <text:p text:style-name="P5"><text:span text:style-name="T8"><text:s text:c="21"/></text:span><text:span text:style-name="T3">required</text:span><text:span text:style-name="T7">="required" </text:span><text:span text:style-name="T3">placeholder</text:span><text:span text:style-name="T7">="tu email aqui."</text:span><text:span text:style-name="T10">&gt;</text:span></text:p>
      <text:p text:style-name="P5"><text:s text:c="21"/><text:span text:style-name="T10">&lt;/</text:span><text:span text:style-name="T5">div</text:span><text:span text:style-name="T10">&gt;</text:span></text:p>
      <text:p text:style-name="P7"><text:s text:c="21"/></text:p>
      <text:p text:style-name="P7"><text:span text:style-name="T10"/></text:p>
      <text:p text:style-name="P7"><text:soft-page-break/><text:span text:style-name="T10"/></text:p>
      <text:p text:style-name="P7"><text:span text:style-name="T10"/></text:p>
      <text:p text:style-name="P7"><text:span text:style-name="T10"/></text:p>
      <text:p text:style-name="P7"><text:span text:style-name="T10">&lt;</text:span><text:span text:style-name="T5">div </text:span><text:span text:style-name="T3">class</text:span><text:span text:style-name="T7">="form-group"</text:span><text:span text:style-name="T10">&gt;</text:span></text:p>
      <text:p text:style-name="P5"><text:s text:c="21"/><text:span text:style-name="T10">&lt;</text:span><text:span text:style-name="T5">textarea </text:span><text:span text:style-name="T3">name</text:span><text:span text:style-name="T7">="message" </text:span><text:span text:style-name="T3">id</text:span><text:span text:style-name="T7">="form_message"</text:span></text:p>
      <text:p text:style-name="P5"><text:span text:style-name="T8"><text:s text:c="21"/></text:span><text:span text:style-name="T3">rows</text:span><text:span text:style-name="T7">="5" </text:span><text:span text:style-name="T3">class</text:span><text:span text:style-name="T7">="form-control" </text:span><text:span text:style-name="T3">required</text:span><text:span text:style-name="T7">="required"</text:span></text:p>
      <text:p text:style-name="P5"><text:span text:style-name="T8"><text:s text:c="29"/></text:span><text:span text:style-name="T3">placeholder</text:span><text:span text:style-name="T7">="escribi tu mensaje."</text:span><text:span text:style-name="T10">&gt;&lt;/</text:span><text:span text:style-name="T5">textarea</text:span><text:span text:style-name="T10">&gt;</text:span></text:p>
      <text:p text:style-name="P5"><text:s text:c="23"/><text:span text:style-name="T10">&lt;/</text:span><text:span text:style-name="T5">div</text:span><text:span text:style-name="T10">&gt;</text:span></text:p>
      <text:p text:style-name="P5"><text:s text:c="21"/><text:span text:style-name="T10">&lt;</text:span><text:span text:style-name="T5">input </text:span><text:span text:style-name="T3">type</text:span><text:span text:style-name="T7">="submit" </text:span><text:span text:style-name="T3">class</text:span><text:span text:style-name="T7">="btn btn-outline-light btn-sm" </text:span><text:span text:style-name="T3">value</text:span><text:span text:style-name="T7">="Enviar Mensaje"</text:span><text:span text:style-name="T10">&gt;</text:span></text:p>
      <text:p text:style-name="P5"><text:s text:c="21"/><text:span text:style-name="T10">&lt;/</text:span><text:span text:style-name="T5">div</text:span><text:span text:style-name="T10">&gt;</text:span><text:span text:style-name="T9"> <text:s/></text:span><text:span text:style-name="T13">&lt;!-----termina controls pag 349-------------------&gt;</text:span></text:p>
      <text:p text:style-name="P5"><text:span text:style-name="T12"><text:s text:c="15"/></text:span><text:span text:style-name="T10">&lt;/</text:span><text:span text:style-name="T5">form</text:span><text:span text:style-name="T10">&gt;</text:span><text:span text:style-name="T9"> <text:s text:c="6"/></text:span><text:span text:style-name="T13">&lt;!--------termina la forma------------------------&gt;</text:span></text:p>
      <text:p text:style-name="P5"><text:span text:style-name="T12"><text:s text:c="12"/></text:span><text:span text:style-name="T10">&lt;/</text:span><text:span text:style-name="T5">div</text:span><text:span text:style-name="T10">&gt;</text:span></text:p>
      <text:p text:style-name="P5"><text:s text:c="12"/><text:span text:style-name="T10">&lt;/</text:span><text:span text:style-name="T5">div</text:span><text:span text:style-name="T10">&gt;</text:span><text:span text:style-name="T9"> <text:s/></text:span><text:span text:style-name="T13">&lt;!-------end of row py-3--------------------------&gt;</text:span></text:p>
      <text:p text:style-name="P5"><text:span text:style-name="T12"><text:s text:c="9"/></text:span><text:span text:style-name="T10">&lt;/</text:span><text:span text:style-name="T5">div</text:span><text:span text:style-name="T10">&gt;</text:span><text:span text:style-name="T9"> <text:s/></text:span><text:span text:style-name="T13">&lt;!------end of container --------------------------&gt;</text:span></text:p>
      <text:p text:style-name="P5"><text:span text:style-name="T12"><text:s text:c="12"/></text:span><text:span text:style-name="T10">&lt;</text:span><text:span text:style-name="T5">hr </text:span><text:span text:style-name="T3">class</text:span><text:span text:style-name="T7">="socket"</text:span><text:span text:style-name="T10">&gt;</text:span></text:p>
      <text:p text:style-name="P5"><text:s text:c="9"/><text:span text:style-name="T10">&lt;/</text:span><text:span text:style-name="T5">div</text:span><text:span text:style-name="T10">&gt;</text:span><text:span text:style-name="T9"> <text:s/></text:span><text:span text:style-name="T13">&lt;!-------end row outer---------------------------------&gt;</text:span></text:p>
      <text:p text:style-name="P5"><text:span text:style-name="T12"><text:s text:c="6"/></text:span><text:span text:style-name="T10">&lt;/</text:span><text:span text:style-name="T5">div</text:span><text:span text:style-name="T10">&gt;</text:span><text:span text:style-name="T9"> <text:s/></text:span><text:span text:style-name="T13">&lt;!---end container fluid-----------------------------------&gt;</text:span></text:p>
      <text:p text:style-name="P5"><text:span text:style-name="T12"><text:s text:c="3"/></text:span><text:span text:style-name="T10">&lt;/</text:span><text:span text:style-name="T5">div</text:span><text:span text:style-name="T10">&gt;</text:span></text:p>
      <text:p text:style-name="P5"><text:s text:c="3"/><text:span text:style-name="T13">&lt;!-- End Contact Section --&gt;</text:span></text:p>
      <text:p text:style-name="P1"><text:s text:c="3"/><text:span text:style-name="T11">&lt;!-- Top Scroll --&gt;</text:span></text:p>
      <text:p text:style-name="P1"><text:s text:c="3"/><text:span text:style-name="T11">&lt;!-- End of Top Scroll --&gt;</text:span></text:p>
      <text:p text:style-name="P1"><text:s text:c="3"/><text:span text:style-name="T11">&lt;!-- Script Source Files --&gt;</text:span></text:p>
      <text:p text:style-name="P1"><text:s text:c="3"/><text:span text:style-name="T11">&lt;!-- Plugins.js --&gt;</text:span></text:p>
      <text:p text:style-name="P5"><text:span text:style-name="T12"><text:s text:c="3"/></text:span><text:span text:style-name="T10">&lt;</text:span><text:span text:style-name="T5">script </text:span><text:span text:style-name="T3">src</text:span><text:span text:style-name="T7">="js/plugins.js"</text:span><text:span text:style-name="T10">&gt;&lt;/</text:span><text:span text:style-name="T5">script</text:span><text:span text:style-name="T10">&gt;</text:span></text:p>
      <text:p text:style-name="P5"><text:s text:c="3"/><text:span text:style-name="T13">&lt;!-- Waypoints https://cdnjs.com/libraries/waypoints</text:span></text:p>
      <text:p text:style-name="P1"><text:s text:c="6"/><text:span text:style-name="T11">https://github.com/imakewebthings/waypoints --&gt;</text:span></text:p>
      <text:p text:style-name="P5"><text:span text:style-name="T12"><text:s text:c="3"/></text:span><text:span text:style-name="T10">&lt;</text:span><text:span text:style-name="T5">script </text:span><text:span text:style-name="T3">src</text:span><text:span text:style-name="T7">="https://cdnjs.cloudflare.com/ajax/libs/waypoints/4.0.1/jquery.waypoints.min.js"</text:span><text:span text:style-name="T10">&gt;&lt;/</text:span><text:span text:style-name="T5">script</text:span><text:span text:style-name="T10">&gt;</text:span></text:p>
      <text:p text:style-name="P5"><text:s text:c="3"/><text:span text:style-name="T13">&lt;!-- Font Awesome https://fontawesome.com/ <text:s/>https://use.fontawesome.com/releases/v5.11.2/js/all.js --&gt;</text:span></text:p>
      <text:p text:style-name="P5"><text:span text:style-name="T12"><text:s text:c="3"/></text:span><text:span text:style-name="T10">&lt;</text:span><text:span text:style-name="T5">script </text:span><text:span text:style-name="T3">src</text:span><text:span text:style-name="T7">="https://use.fontawesome.com/releases/v5.11.2/js/all.js"</text:span><text:span text:style-name="T10">&gt;&lt;/</text:span><text:span text:style-name="T5">script</text:span><text:span text:style-name="T10">&gt;</text:span></text:p>
      <text:p text:style-name="P5"><text:s text:c="3"/><text:span text:style-name="T13">&lt;!-- Lightbox Image Gallery https://cdnjs.com/libraries/lightbox2 <text:s/>https://lokeshdhakar.com/projects/lightbox2/ --&gt;</text:span></text:p>
      <text:p text:style-name="P5"><text:span text:style-name="T12"><text:s text:c="3"/></text:span><text:span text:style-name="T10">&lt;</text:span><text:span text:style-name="T5">script </text:span><text:span text:style-name="T3">src</text:span><text:span text:style-name="T7">="https://cdnjs.cloudflare.com/ajax/libs/lightbox2/2.11.1/js/lightbox.min.js"</text:span><text:span text:style-name="T10">&gt;&lt;/</text:span><text:span text:style-name="T5">script</text:span><text:span text:style-name="T10">&gt;</text:span></text:p>
      <text:p text:style-name="P5"><text:s text:c="3"/><text:span text:style-name="T13">&lt;!-- Owl Carousel https://cdnjs.com/libraries/OwlCarousel2</text:span></text:p>
      <text:p text:style-name="P1"><text:s text:c="6"/><text:span text:style-name="T11">http://owlcarousel2.github.io/OwlCarousel2/ --&gt;</text:span></text:p>
      <text:p text:style-name="P5"><text:span text:style-name="T12"><text:s text:c="3"/></text:span><text:span text:style-name="T10">&lt;</text:span><text:span text:style-name="T5">script </text:span><text:span text:style-name="T3">src</text:span><text:span text:style-name="T7">="https://cdnjs.cloudflare.com/ajax/libs/OwlCarousel2/2.3.4/owl.carousel.min.js"</text:span><text:span text:style-name="T10">&gt;&lt;/</text:span><text:span text:style-name="T5">script</text:span><text:span text:style-name="T10">&gt;</text:span></text:p>
      <text:p text:style-name="P5"><text:s text:c="3"/><text:span text:style-name="T13">&lt;!-- jQuery CounterUp https://www.jsdelivr.com/package/npm/jquery.counterup</text:span></text:p>
      <text:p text:style-name="P1"><text:s text:c="6"/><text:span text:style-name="T11">https://github.com/bfintal/Counter-Up2 --&gt;</text:span></text:p>
      <text:p text:style-name="P5"><text:span text:style-name="T12"><text:s text:c="3"/></text:span><text:span text:style-name="T10">&lt;</text:span><text:span text:style-name="T5">script </text:span><text:span text:style-name="T3">src</text:span><text:span text:style-name="T7">="https://cdn.jsdelivr.net/npm/jquery.counterup@2.1.0/jquery.counterup.min.js"</text:span><text:span text:style-name="T10">&gt;&lt;/</text:span><text:span text:style-name="T5">script</text:span><text:span text:style-name="T10">&gt;</text:span></text:p>
      <text:p text:style-name="P5"><text:s text:c="3"/><text:span text:style-name="T13">&lt;!-- Bootstrap Form Validator https://cdnjs.com/libraries/1000hz-bootstrap-validator --&gt;</text:span></text:p>
      <text:p text:style-name="P5"><text:span text:style-name="T12"><text:s text:c="3"/></text:span><text:span text:style-name="T10">&lt;</text:span><text:span text:style-name="T5">script </text:span><text:span text:style-name="T3">src</text:span><text:span text:style-name="T7">="https://cdnjs.cloudflare.com/ajax/libs/1000hz-bootstrap-validator/0.11.9/validator.min.js"</text:span><text:span text:style-name="T10">&gt;&lt;/</text:span><text:span text:style-name="T5">script</text:span><text:span text:style-name="T10">&gt;</text:span></text:p>
      <text:p text:style-name="P5"><text:s text:c="3"/></text:p>
      <text:p text:style-name="P5"><text:s text:c="3"/><text:span text:style-name="T13">&lt;!-- End of Script Source Files --&gt;</text:span></text:p>
      <text:p text:style-name="P4"><text:span text:style-name="T1">&lt;/</text:span><text:span text:style-name="T4">body</text:span><text:span text:style-name="T1">&gt;</text:span></text:p>
      <text:p text:style-name="P8"><text:span text:style-name="T1">&lt;/</text:span><text:span text:style-name="T4">html</text:span><text:span text:style-name="T1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20:25:34.246889636</meta:creation-date>
    <meta:generator>LibreOffice/6.0.7.3$Linux_X86_64 LibreOffice_project/00m0$Build-3</meta:generator>
    <dc:date>2020-02-23T19:24:06.778074958</dc:date>
    <meta:editing-duration>PT14M38S</meta:editing-duration>
    <meta:editing-cycles>7</meta:editing-cycles>
    <meta:document-statistic meta:table-count="0" meta:image-count="0" meta:object-count="0" meta:page-count="8" meta:paragraph-count="333" meta:word-count="1226" meta:character-count="17971" meta:non-whitespace-character-count="13223"/>
  </office:meta>
</office:document-meta>
</file>